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00000000062000000622F490803F76FA56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Bitstream Vera Sans9" svg:font-family="'Bitstream Vera Sans'"/>
    <style:font-face style:name="Tahoma3" svg:font-family="Tahoma"/>
    <style:font-face style:name="Bitstream Vera Sans10"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8" svg:font-family="'Bitstream Vera Sans'" style:font-family-generic="script"/>
    <style:font-face style:name="Edwardian Script ITC1" svg:font-family="'Edwardian Script ITC'" style:font-family-generic="script"/>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7" svg:font-family="'Bitstream Vera Sans'" style:font-pitch="variable"/>
    <style:font-face style:name="Gothic" svg:font-family="Gothic" style:font-pitch="variable"/>
    <style:font-face style:name="Lucida Sans Unicode" svg:font-family="'Lucida Sans Unicode'" style:font-pitch="variable"/>
    <style:font-face style:name="Mangal" svg:font-family="Mangal" style:font-pitch="variable"/>
    <style:font-face style:name="SimSun" svg:font-family="SimSun" style:font-pitch="variable"/>
    <style:font-face style:name="Tahoma1" svg:font-family="Tahoma" style:font-pitch="variable"/>
    <style:font-face style:name="Tahoma" svg:font-family="Tahoma, Lucidasans, 'Lucida Sans', 'Arial Unicode MS'"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Edwardian Script ITC" svg:font-family="'Edwardian Script ITC'" style:font-family-generic="script"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9.195cm" fo:margin-left="-0.044cm" fo:margin-right="0cm" table:align="margins" fo:background-color="transparent">
        <style:background-image/>
      </style:table-properties>
    </style:style>
    <style:style style:name="Tableau1.A" style:family="table-column">
      <style:table-column-properties style:column-width="0.586cm" style:rel-column-width="4173*"/>
    </style:style>
    <style:style style:name="Tableau1.B" style:family="table-column">
      <style:table-column-properties style:column-width="2.866cm" style:rel-column-width="20428*"/>
    </style:style>
    <style:style style:name="Tableau1.C" style:family="table-column">
      <style:table-column-properties style:column-width="2.946cm" style:rel-column-width="20994*"/>
    </style:style>
    <style:style style:name="Tableau1.D" style:family="table-column">
      <style:table-column-properties style:column-width="2.798cm" style:rel-column-width="19940*"/>
    </style:style>
    <style:style style:name="Tableau1.1" style:family="table-row">
      <style:table-row-properties style:min-row-height="0.6cm" fo:background-color="transparent">
        <style:background-image/>
      </style:table-row-properties>
    </style:style>
    <style:style style:name="Tableau1.A1" style:family="table-cell">
      <style:table-cell-properties style:vertical-align="middle" fo:padding-left="0cm" fo:padding-right="0.101cm" fo:padding-top="0.101cm" fo:padding-bottom="0.101cm" fo:border="none"/>
    </style:style>
    <style:style style:name="Tableau1.B1" style:family="table-cell">
      <style:table-cell-properties style:vertical-align="middle" fo:background-color="#add9e0" fo:padding-left="0.101cm" fo:padding-right="0.101cm" fo:padding-top="0.049cm" fo:padding-bottom="0.049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add9e0" fo:padding="0cm" fo:border="0.5pt solid #000000">
        <style:background-image/>
      </style:table-cell-properties>
    </style:style>
    <style:style style:name="Tableau1.2" style:family="table-row">
      <style:table-row-properties style:min-row-height="3.05cm" fo:background-color="transparent">
        <style:background-image/>
      </style:table-row-properties>
    </style:style>
    <style:style style:name="Tableau1.B2" style:family="table-cell">
      <style:table-cell-properties style:vertical-align="middle" fo:padding="0.101cm" fo:border-left="0.5pt solid #000000" fo:border-right="none" fo:border-top="none" fo:border-bottom="0.5pt solid #000000"/>
    </style:style>
    <style:style style:name="Tableau1.C2" style:family="table-cell">
      <style:table-cell-properties style:vertical-align="middle" fo:padding="0.101cm" fo:border-left="0.5pt solid #000000" fo:border-right="none" fo:border-top="none" fo:border-bottom="0.5pt solid #000000"/>
    </style:style>
    <style:style style:name="Tableau1.D2" style:family="table-cell">
      <style:table-cell-properties style:vertical-align="middle" fo:padding="0cm" fo:border-left="0.5pt solid #000000" fo:border-right="0.5pt solid #000000" fo:border-top="none" fo:border-bottom="0.5pt solid #000000"/>
    </style:style>
    <style:style style:name="Tableau1.B3" style:family="table-cell">
      <style:table-cell-properties style:vertical-align="middle" fo:padding="0.101cm" fo:border-left="0.5pt solid #000000" fo:border-right="none" fo:border-top="none" fo:border-bottom="0.5pt solid #000000"/>
    </style:style>
    <style:style style:name="Tableau1.C3" style:family="table-cell">
      <style:table-cell-properties style:vertical-align="middle" fo:padding="0.101cm" fo:border-left="0.5pt solid #000000" fo:border-right="none" fo:border-top="none" fo:border-bottom="0.5pt solid #000000"/>
    </style:style>
    <style:style style:name="Tableau1.D3" style:family="table-cell">
      <style:table-cell-properties style:vertical-align="middle" fo:padding="0cm" fo:border-left="0.5pt solid #000000" fo:border-right="0.5pt solid #000000" fo:border-top="none" fo:border-bottom="0.5pt solid #000000"/>
    </style:style>
    <style:style style:name="Tableau1.B4" style:family="table-cell">
      <style:table-cell-properties style:vertical-align="middle" fo:padding="0.101cm" fo:border-left="0.5pt solid #000000" fo:border-right="none" fo:border-top="none" fo:border-bottom="0.5pt solid #000000"/>
    </style:style>
    <style:style style:name="Tableau1.C4" style:family="table-cell">
      <style:table-cell-properties style:vertical-align="middle" fo:padding="0.101cm" fo:border-left="0.5pt solid #000000" fo:border-right="none" fo:border-top="none" fo:border-bottom="0.5pt solid #000000"/>
    </style:style>
    <style:style style:name="Tableau1.D4" style:family="table-cell">
      <style:table-cell-properties style:vertical-align="middle" fo:padding="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Standard">
      <style:text-properties officeooo:paragraph-rsid="005715b7"/>
    </style:style>
    <style:style style:name="P21" style:family="paragraph" style:parent-style-name="Standard">
      <style:paragraph-properties style:line-height-at-least="0.7cm">
        <style:tab-stops>
          <style:tab-stop style:position="9.2cm" style:type="right" style:leader-style="dotted" style:leader-text="."/>
        </style:tab-stops>
      </style:paragraph-properties>
      <style:text-properties fo:color="#b3b3b3" officeooo:paragraph-rsid="005715b7"/>
    </style:style>
    <style:style style:name="P22"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3"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4"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officeooo:paragraph-rsid="005715b7"/>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FILET_5f_POINTILLES">
      <style:paragraph-properties fo:margin-top="0cm" fo:margin-bottom="0cm" loext:contextual-spacing="false"/>
    </style:style>
    <style:style style:name="P29" style:family="paragraph" style:parent-style-name="Text_20_body">
      <style:paragraph-properties fo:margin-top="0cm" fo:margin-bottom="0cm" loext:contextual-spacing="false" fo:text-align="start" style:justify-single-word="false" style:vertical-align="middle">
        <style:tab-stops/>
      </style:paragraph-properties>
    </style:style>
    <style:style style:name="P30" style:family="paragraph" style:parent-style-name="_5f_Paragraphe_20_livret_20_">
      <style:text-properties officeooo:paragraph-rsid="001ee54b"/>
    </style:style>
    <style:style style:name="P31" style:family="paragraph" style:parent-style-name="_5f_Paragraphe_20_livret_20_">
      <style:paragraph-properties fo:text-align="start" style:justify-single-word="false"/>
      <style:text-properties fo:color="#e8c32a" fo:font-weight="bold" officeooo:paragraph-rsid="005715b7" style:font-weight-asian="bold" style:font-weight-complex="bold"/>
    </style:style>
    <style:style style:name="P32" style:family="paragraph" style:parent-style-name="_5f_Paragraphe_20_livret_20_">
      <style:text-properties officeooo:paragraph-rsid="005715b7"/>
    </style:style>
    <style:style style:name="P33" style:family="paragraph" style:parent-style-name="_5f_Paragraphe_20_livret_20_">
      <style:text-properties officeooo:rsid="00577be7" officeooo:paragraph-rsid="00577be7"/>
    </style:style>
    <style:style style:name="P34" style:family="paragraph" style:parent-style-name="_5f_Paragraphe_20_livret_20_">
      <style:text-properties officeooo:paragraph-rsid="0057cb85"/>
    </style:style>
    <style:style style:name="P35" style:family="paragraph" style:parent-style-name="Standard">
      <style:paragraph-properties fo:margin-top="0cm" fo:margin-bottom="0.101cm" loext:contextual-spacing="false" style:line-height-at-least="0.7cm">
        <style:tab-stops>
          <style:tab-stop style:position="9.2cm" style:type="right" style:leader-style="dotted" style:leader-text="."/>
        </style:tab-stops>
      </style:paragraph-properties>
      <style:text-properties fo:color="#b3b3b3" officeooo:paragraph-rsid="005715b7"/>
    </style:style>
    <style:style style:name="P36" style:family="paragraph" style:parent-style-name="Standard">
      <style:paragraph-properties fo:margin-top="0cm" fo:margin-bottom="0.199cm" loext:contextual-spacing="false" style:line-height-at-least="0.7cm">
        <style:tab-stops>
          <style:tab-stop style:position="9.2cm" style:type="right" style:leader-style="dotted" style:leader-text="."/>
        </style:tab-stops>
      </style:paragraph-properties>
      <style:text-properties fo:color="#b3b3b3" officeooo:paragraph-rsid="005715b7"/>
    </style:style>
    <style:style style:name="P37" style:family="paragraph" style:parent-style-name="Exo_5f_Num" style:master-page-name="_5f_Fiche_20_éditeur_20_série_20_2_20_une_20_colonne_20_impaire_20__28_G_29_">
      <style:paragraph-properties style:page-number="105" fo:break-before="auto" fo:break-after="auto"/>
      <style:text-properties officeooo:paragraph-rsid="0057cb85"/>
    </style:style>
    <style:style style:name="P38" style:family="paragraph" style:parent-style-name="Exo_5f_Num" style:list-style-name="Num_5f_Exo">
      <style:paragraph-properties fo:margin-top="0cm" fo:margin-bottom="0cm" loext:contextual-spacing="false"/>
      <style:text-properties officeooo:paragraph-rsid="0057cb85"/>
    </style:style>
    <style:style style:name="P39" style:family="paragraph" style:parent-style-name="Exo_5f_Num" style:list-style-name="Num_5f_Exo">
      <style:paragraph-properties fo:margin-top="1.199cm" fo:margin-bottom="0.199cm" loext:contextual-spacing="false"/>
      <style:text-properties officeooo:paragraph-rsid="005715b7"/>
    </style:style>
    <style:style style:name="P40" style:family="paragraph" style:parent-style-name="FILET_5f_POINTILLES" style:list-style-name="liste_5f_abc">
      <style:paragraph-properties fo:margin-top="0cm" fo:margin-bottom="0cm" loext:contextual-spacing="false" style:line-height-at-least="0.801cm"/>
      <style:text-properties officeooo:paragraph-rsid="005715b7"/>
    </style:style>
    <style:style style:name="P41" style:family="paragraph" style:parent-style-name="FILET_5f_POINTILLES" style:list-style-name="_5f_Numérotation_20_des_20_exercices_20_livrets">
      <style:paragraph-properties fo:margin-top="0cm" fo:margin-bottom="0cm" loext:contextual-spacing="false" style:line-height-at-least="0.801cm"/>
      <style:text-properties fo:color="#b3b3b3" fo:font-style="normal" officeooo:paragraph-rsid="005715b7" style:font-style-asian="normal" style:font-style-complex="normal"/>
    </style:style>
    <style:style style:name="P42" style:family="paragraph" style:parent-style-name="Standard" style:list-style-name="_5f_Numérotation_20_des_20_exercices_20_livrets">
      <style:paragraph-properties fo:text-align="center" style:justify-single-word="false"/>
      <style:text-properties officeooo:paragraph-rsid="005715b7"/>
    </style:style>
    <style:style style:name="P43" style:family="paragraph" style:parent-style-name="Standard" style:list-style-name="liste_5f_abc">
      <style:paragraph-properties fo:margin-top="3.401cm" fo:margin-bottom="0cm" loext:contextual-spacing="false"/>
      <style:text-properties fo:color="#ffd428" officeooo:rsid="001fa55d" officeooo:paragraph-rsid="005715b7"/>
    </style:style>
    <style:style style:name="P44" style:family="paragraph" style:parent-style-name="_5f_Paragraphe_20_livret_20_" style:list-style-name="_5f_Numérotation_20_des_20_exercices_20_livrets">
      <style:paragraph-properties fo:text-align="start" style:justify-single-word="false"/>
      <style:text-properties officeooo:paragraph-rsid="005715b7"/>
    </style:style>
    <style:style style:name="P45" style:family="paragraph" style:parent-style-name="_5f_Paragraphe_20_livret_20_" style:list-style-name="_5f_Numérotation_20_des_20_exercices_20_livrets">
      <style:paragraph-properties fo:text-align="center" style:justify-single-word="false"/>
      <style:text-properties fo:color="#000000" style:font-name="Bitstream Vera Sans5" fo:font-size="9pt" fo:font-style="normal" fo:font-weight="bold" officeooo:rsid="005941c2" officeooo:paragraph-rsid="005941c2" style:font-size-asian="9pt" style:font-weight-asian="bold" style:font-size-complex="9pt" style:font-weight-complex="bold"/>
    </style:style>
    <style:style style:name="P46" style:family="paragraph" style:parent-style-name="_5f_Paragraphe_20_livret_20_" style:list-style-name="_5f_Numérotation_20_des_20_exercices_20_livrets">
      <style:paragraph-properties fo:text-align="center" style:justify-single-word="false"/>
      <style:text-properties fo:font-size="9pt" fo:font-weight="bold" officeooo:paragraph-rsid="005715b7" style:font-size-asian="9pt" style:font-weight-asian="bold" style:font-size-complex="9pt" style:font-weight-complex="bold"/>
    </style:style>
    <style:style style:name="P47" style:family="paragraph" style:parent-style-name="_5f_Paragraphe_20_livret_20_" style:list-style-name="_5f_Numérotation_20_des_20_exercices_20_livrets">
      <style:paragraph-properties fo:text-align="start" style:justify-single-word="false"/>
      <style:text-properties fo:color="#e8c32a" fo:font-weight="bold" officeooo:paragraph-rsid="005715b7" style:font-weight-asian="bold" style:font-weight-complex="bold"/>
    </style:style>
    <style:style style:name="P48" style:family="paragraph" style:parent-style-name="_5f_Paragraphe_20_livret_20_" style:list-style-name="_5f_Numérotation_20_des_20_exercices_20_livrets">
      <style:paragraph-properties fo:text-align="center" style:justify-single-word="false"/>
      <style:text-properties officeooo:paragraph-rsid="005715b7"/>
    </style:style>
    <style:style style:name="P49" style:family="paragraph" style:parent-style-name="_5f_Paragraphe_20_livret_20_">
      <style:text-properties officeooo:paragraph-rsid="001ee54b"/>
    </style:style>
    <style:style style:name="P50" style:family="paragraph" style:parent-style-name="_5f_Paragraphe_20_livret_20_" style:list-style-name="Num_5f_Exo">
      <style:paragraph-properties fo:margin-top="0cm" fo:margin-bottom="0cm" loext:contextual-spacing="false" style:line-height-at-least="0.7cm">
        <style:tab-stops>
          <style:tab-stop style:position="7.001cm" style:type="right" style:leader-style="dotted" style:leader-text="."/>
          <style:tab-stop style:position="9.2cm" style:type="right" style:leader-style="dotted" style:leader-text="."/>
        </style:tab-stops>
      </style:paragraph-properties>
      <style:text-properties officeooo:paragraph-rsid="005715b7"/>
    </style:style>
    <style:style style:name="P51" style:family="paragraph" style:parent-style-name="_5f_Paragraphe_20_livret_20_" style:list-style-name="liste_5f_abc">
      <style:paragraph-properties fo:margin-top="0.3cm" fo:margin-bottom="0cm" loext:contextual-spacing="false" style:line-height-at-least="0.7cm">
        <style:tab-stops>
          <style:tab-stop style:position="7.001cm" style:type="right" style:leader-style="dotted" style:leader-text="."/>
          <style:tab-stop style:position="9.2cm" style:type="right" style:leader-style="dotted" style:leader-text="."/>
        </style:tab-stops>
      </style:paragraph-properties>
      <style:text-properties fo:color="#ffd428" officeooo:rsid="001fa55d" officeooo:paragraph-rsid="005715b7"/>
    </style:style>
    <style:style style:name="P52" style:family="paragraph" style:parent-style-name="_5f_Pied_20_de_20_page" style:list-style-name=""/>
    <style:style style:name="P53" style:family="paragraph" style:parent-style-name="_5f_Pied_20_de_20_page" style:list-style-name="">
      <style:paragraph-properties fo:text-align="end" style:justify-single-word="false"/>
    </style:style>
    <style:style style:name="P54" style:family="paragraph" style:parent-style-name="_5f_Pied_20_de_20_page">
      <style:paragraph-properties fo:text-align="end" style:justify-single-word="false"/>
    </style:style>
    <style:style style:name="P5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56" style:family="paragraph" style:parent-style-name="_5f_Pointillés_20_gris" style:list-style-name="Num_5f_Exo">
      <style:paragraph-properties style:line-height-at-least="0.7cm">
        <style:tab-stops>
          <style:tab-stop style:position="9.2cm" style:type="right" style:leader-style="dotted" style:leader-text="."/>
        </style:tab-stops>
      </style:paragraph-properties>
      <style:text-properties officeooo:paragraph-rsid="005715b7"/>
    </style:style>
    <style:style style:name="P57" style:family="paragraph" style:parent-style-name="_5f_Pointillés_20_gris" style:list-style-name="liste_5f_abc">
      <style:paragraph-properties style:line-height-at-least="0.7cm">
        <style:tab-stops>
          <style:tab-stop style:position="9.2cm" style:type="right" style:leader-style="dotted" style:leader-text="."/>
        </style:tab-stops>
      </style:paragraph-properties>
      <style:text-properties officeooo:paragraph-rsid="005715b7"/>
    </style:style>
    <style:style style:name="P58" style:family="paragraph" style:parent-style-name="_5f_Pointillés_20_gris" style:list-style-name="Num_5f_Exo">
      <style:paragraph-properties style:line-height-at-least="0.7cm">
        <style:tab-stops>
          <style:tab-stop style:position="9.2cm" style:type="right" style:leader-style="dotted" style:leader-text="."/>
        </style:tab-stops>
      </style:paragraph-properties>
      <style:text-properties fo:color="#b3b3b3" officeooo:paragraph-rsid="005715b7"/>
    </style:style>
    <style:style style:name="P59" style:family="paragraph" style:parent-style-name="_5f_Pointillés_20_gris" style:list-style-name="">
      <style:paragraph-properties style:line-height-at-least="0.7cm">
        <style:tab-stops>
          <style:tab-stop style:position="9.2cm" style:type="right" style:leader-style="dotted" style:leader-text="."/>
        </style:tab-stops>
      </style:paragraph-properties>
      <style:text-properties fo:color="#b3b3b3" officeooo:paragraph-rsid="005715b7"/>
    </style:style>
    <style:style style:name="P60" style:family="paragraph" style:parent-style-name="_5f_Pointillés_20_gris" style:list-style-name="liste_5f_abc">
      <style:paragraph-properties style:line-height-at-least="0.7cm">
        <style:tab-stops>
          <style:tab-stop style:position="9.2cm" style:type="right" style:leader-style="dotted" style:leader-text="."/>
        </style:tab-stops>
      </style:paragraph-properties>
      <style:text-properties fo:color="#b3b3b3" officeooo:paragraph-rsid="005715b7"/>
    </style:style>
    <style:style style:name="P61" style:family="paragraph" style:parent-style-name="_5f_Pointillés_20_gris" style:list-style-name="liste_5f_abc">
      <style:paragraph-properties style:line-height-at-least="0.7cm">
        <style:tab-stops>
          <style:tab-stop style:position="9.2cm" style:type="right" style:leader-style="dotted" style:leader-text="."/>
        </style:tab-stops>
      </style:paragraph-properties>
      <style:text-properties fo:color="#000000" officeooo:paragraph-rsid="00577be7"/>
    </style:style>
    <style:style style:name="P62" style:family="paragraph" style:parent-style-name="_5f_Pointillés_20_gris" style:list-style-name="Num_5f_Exo" style:master-page-name="">
      <style:paragraph-properties style:line-height-at-least="0.7cm" style:page-number="auto">
        <style:tab-stops>
          <style:tab-stop style:position="9.2cm" style:type="right" style:leader-style="dotted" style:leader-text="."/>
        </style:tab-stops>
      </style:paragraph-properties>
      <style:text-properties fo:color="#b3b3b3" officeooo:paragraph-rsid="00577be7"/>
    </style:style>
    <style:style style:name="P63" style:family="paragraph" style:parent-style-name="_5f_Pointillés_20_gris" style:list-style-name="Num_5f_Exo" style:master-page-name="">
      <style:paragraph-properties fo:margin-top="0cm" fo:margin-bottom="0cm" loext:contextual-spacing="false" style:line-height-at-least="0.7cm" style:page-number="auto">
        <style:tab-stops>
          <style:tab-stop style:position="9.2cm" style:type="right" style:leader-style="dotted" style:leader-text="."/>
        </style:tab-stops>
      </style:paragraph-properties>
      <style:text-properties fo:color="#b3b3b3" officeooo:paragraph-rsid="00577be7"/>
    </style:style>
    <style:style style:name="P6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writing-mode="lr-tb"/>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7" fo:font-size="9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70"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end" fo:text-indent="0cm" style:writing-mode="lr-tb"/>
    </style:style>
    <style:style style:name="P74"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fo:margin-left="0cm" fo:margin-right="0cm" fo:margin-top="0cm" fo:margin-bottom="0cm" fo:line-height="100%" fo:text-indent="0cm"/>
    </style:style>
    <style:style style:name="P77"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7" fo:font-size="9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9"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0"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1"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5"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6"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88" style:family="paragraph">
      <loext:graphic-properties draw:fill="none" draw:fill-color="#00b8ff"/>
      <style:paragraph-properties fo:margin-left="0cm" fo:margin-right="0cm" fo:margin-top="0cm" fo:margin-bottom="0cm" fo:line-height="100%" fo:text-indent="0cm" style:writing-mode="lr-tb"/>
      <style:text-properties fo:color="#0000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0" style:family="paragraph">
      <style:paragraph-properties fo:text-align="center"/>
    </style:style>
    <style:style style:name="P91"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92"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1"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style:font-name="Bitstream Vera Sans1" fo:font-size="16pt" fo:letter-spacing="-0.007cm" fo:font-style="normal" fo:text-shadow="none" fo:font-weight="bold" officeooo:rsid="001ee54b" style:font-size-asian="16pt" style:font-style-asian="normal" style:font-size-complex="16pt" style:font-style-complex="normal"/>
    </style:style>
    <style:style style:name="T8" style:family="text">
      <style:text-properties officeooo:rsid="001d30cf"/>
    </style:style>
    <style:style style:name="T9" style:family="text">
      <style:text-properties officeooo:rsid="005a621f"/>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b3b3b3"/>
    </style:style>
    <style:style style:name="T14" style:family="text">
      <style:text-properties style:text-position="0% 100%" style:font-name-asian="OpenSymbol1" style:font-style-asian="normal" style:font-name-complex="OpenSymbol1" style:font-style-complex="normal"/>
    </style:style>
    <style:style style:name="T15" style:family="text">
      <style:text-properties style:text-position="0% 100%" style:font-name-asian="OpenSymbol1" style:font-name-complex="OpenSymbol1"/>
    </style:style>
    <style:style style:name="T16" style:family="text">
      <style:text-properties fo:letter-spacing="normal" fo:font-style="normal" style:font-style-asian="normal" style:font-style-complex="normal"/>
    </style:style>
    <style:style style:name="T17" style:family="text">
      <style:text-properties style:use-window-font-color="true" style:font-name="Bitstream Vera Sans6" fo:font-size="10pt" fo:font-weight="normal" officeooo:rsid="002118c2" style:font-size-asian="10.5pt"/>
    </style:style>
    <style:style style:name="T18" style:family="text">
      <style:text-properties style:use-window-font-color="true" style:font-name="Bitstream Vera Sans6" fo:font-size="10pt" fo:font-weight="normal" officeooo:rsid="005941c2" style:font-size-asian="10.5pt"/>
    </style:style>
    <style:style style:name="T19" style:family="text">
      <style:text-properties fo:color="#000000" style:font-name="Bitstream Vera Sans6" fo:font-size="10pt" fo:language="en" fo:country="US" fo:font-style="normal" fo:font-weight="bold" officeooo:rsid="0057cb85" style:font-size-asian="10pt" style:font-weight-asian="bold" style:font-size-complex="10pt" style:font-weight-complex="bold"/>
    </style:style>
    <style:style style:name="T20" style:family="text">
      <style:text-properties fo:font-variant="normal" fo:text-transform="none" style:use-window-font-color="true" style:text-outline="false" style:text-line-through-style="none" style:text-line-through-type="none" style:font-name="Bitstream Vera Sans7" fo:font-size="9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Edwardian Script ITC"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Bitstream Vera Sans7" fo:font-size="9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text-emphasize="none" style:font-relief="none"/>
    </style:style>
    <style:style style:name="T26"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27" style:family="text">
      <style:text-properties style:use-window-font-color="true"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28" style:family="text">
      <style:text-properties style:use-window-font-color="true"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29" style:family="text">
      <style:text-properties style:use-window-font-color="true"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30" style:family="text">
      <style:text-properties fo:color="#0000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31"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style:style>
    <style:style style:name="fr2" style:family="graphic" style:parent-style-name="Frame">
      <style:graphic-properties fo:margin-left="0cm" fo:margin-right="0cm" fo:margin-top="0.101cm" fo:margin-bottom="0.101cm" style:vertical-pos="middle" style:vertical-rel="baseline" style:horizontal-pos="from-left" style:horizontal-rel="paragraph" fo:padding-left="0.101cm" fo:padding-right="0.101cm" fo:padding-top="0.049cm" fo:padding-bottom="0.049cm" fo:border="0.99pt solid #1ca2b8" style:shadow="none" draw:shadow-opacity="100%"/>
    </style:style>
    <style:style style:name="fr3" style:family="graphic" style:parent-style-name="Frame">
      <style:graphic-properties fo:margin-left="0cm" fo:margin-right="0cm" fo:margin-top="0.101cm" fo:margin-bottom="0.101cm" style:vertical-pos="bottom" style:vertical-rel="baseline" style:horizontal-pos="from-left" style:horizontal-rel="paragraph" fo:padding-left="0.101cm" fo:padding-right="0.101cm" fo:padding-top="0.049cm" fo:padding-bottom="0.049cm" fo:border="0.99pt solid #1ca2b8" style:shadow="none" draw:shadow-opacity="100%" draw:textarea-vertical-align="middle"/>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6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draw:stroke-dash="Dashed_20__28_var_29__20_6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2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6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217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6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draw:stroke-dash="Dashed_20__28_var_29__20_6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2cm" fo:min-width="0.217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draw:stroke-dash="Dashed_20__28_var_29__20_6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6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252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dash" draw:stroke-dash="Dashed_20__28_var_29__20_678"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dash" draw:stroke-dash="Dashed_20__28_var_29__20_679"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dash" draw:stroke-dash="Dashed_20__28_var_29__20_680"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draw:stroke-dash="Dashed_20__28_var_29__20_6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6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6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6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6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6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305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31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46cm" fo:min-width="0.557cm" fo:padding-top="0cm" fo:padding-bottom="0cm" fo:padding-left="0cm" fo:padding-right="0cm" draw:shadow="hidden" draw:shadow-offset-x="0.3cm" draw:shadow-offset-y="0.3cm" draw:shadow-color="#808080" style:run-through="foreground"/>
    </style:style>
    <style:style style:name="gr2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23cm" fo:min-width="0.663cm" fo:padding-top="0cm" fo:padding-bottom="0cm" fo:padding-left="0cm" fo:padding-right="0cm" draw:shadow="hidden" draw:shadow-offset-x="0.3cm" draw:shadow-offset-y="0.3cm" draw:shadow-color="#808080" style:run-through="foreground"/>
    </style:style>
    <style:style style:name="gr29" style:family="graphic">
      <style:graphic-properties draw:stroke="soli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solid" draw:stroke-dash="Dashed_20__28_var_29__20_5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5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5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5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5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5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279cm" fo:padding-top="0cm" fo:padding-bottom="0cm" fo:padding-left="0cm" fo:padding-right="0cm" draw:shadow="hidden" draw:shadow-offset-x="0.3cm" draw:shadow-offset-y="0.3cm" draw:shadow-color="#808080" style:run-through="foreground"/>
    </style:style>
    <style:style style:name="gr3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4cm" fo:min-width="0.213cm" fo:padding-top="0cm" fo:padding-bottom="0cm" fo:padding-left="0cm" fo:padding-right="0cm" draw:shadow="hidden" draw:shadow-offset-x="0.3cm" draw:shadow-offset-y="0.3cm" draw:shadow-color="#808080" style:run-through="foreground"/>
    </style:style>
    <style:style style:name="gr3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4cm" fo:min-width="0.293cm" fo:padding-top="0cm" fo:padding-bottom="0cm" fo:padding-left="0cm" fo:padding-right="0cm" draw:shadow="hidden" draw:shadow-offset-x="0.3cm" draw:shadow-offset-y="0.3cm" draw:shadow-color="#808080" style:run-through="foreground"/>
    </style:style>
    <style:style style:name="gr39"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52cm" fo:min-width="0.55cm" fo:padding-top="0cm" fo:padding-bottom="0cm" fo:padding-left="0cm" fo:padding-right="0cm" draw:shadow="hidden" draw:shadow-offset-x="0.3cm" draw:shadow-offset-y="0.3cm" draw:shadow-color="#808080" style:run-through="foreground"/>
    </style:style>
    <style:style style:name="gr4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7cm" fo:min-width="0.665cm" fo:padding-top="0cm" fo:padding-bottom="0cm" fo:padding-left="0cm" fo:padding-right="0cm" draw:shadow="hidden" draw:shadow-offset-x="0.3cm" draw:shadow-offset-y="0.3cm" draw:shadow-color="#808080" style:run-through="foreground"/>
    </style:style>
    <style:style style:name="gr41" style:family="graphic">
      <style:graphic-properties draw:stroke="solid" draw:stroke-dash="Dashed_20__28_var_29__20_5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5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5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5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5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false" fo:min-height="0.385cm" fo:min-width="0.146cm" fo:padding-top="0cm" fo:padding-bottom="0cm" fo:padding-left="0cm" fo:padding-right="0cm" draw:shadow="hidden" draw:shadow-offset-x="0.3cm" draw:shadow-offset-y="0.3cm" draw:shadow-color="#808080" style:run-through="foreground"/>
    </style:style>
    <style:style style:name="gr4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7cm" fo:min-width="0.259cm" fo:padding-top="0cm" fo:padding-bottom="0cm" fo:padding-left="0cm" fo:padding-right="0cm" draw:shadow="hidden" draw:shadow-offset-x="0.3cm" draw:shadow-offset-y="0.3cm" draw:shadow-color="#808080" style:run-through="foreground"/>
    </style:style>
    <style:style style:name="gr49"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346cm" fo:padding-top="0cm" fo:padding-bottom="0cm" fo:padding-left="0cm" fo:padding-right="0cm" draw:shadow="hidden" draw:shadow-offset-x="0.3cm" draw:shadow-offset-y="0.3cm" draw:shadow-color="#808080" style:run-through="foreground"/>
    </style:style>
    <style:style style:name="gr5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46cm" fo:min-width="0.547cm" fo:padding-top="0cm" fo:padding-bottom="0cm" fo:padding-left="0cm" fo:padding-right="0cm" draw:shadow="hidden" draw:shadow-offset-x="0.3cm" draw:shadow-offset-y="0.3cm" draw:shadow-color="#808080" style:run-through="foreground"/>
    </style:style>
    <style:style style:name="gr51"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663cm" fo:padding-top="0cm" fo:padding-bottom="0cm" fo:padding-left="0cm" fo:padding-right="0cm" draw:shadow="hidden" draw:shadow-offset-x="0.3cm" draw:shadow-offset-y="0.3cm" draw:shadow-color="#808080" style:run-through="foreground"/>
    </style:style>
    <style:style style:name="gr52" style:family="graphic">
      <style:graphic-properties draw:stroke="solid" draw:stroke-dash="Dashed_20__28_var_29__20_56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56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56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56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56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6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4cm" fo:min-width="0.219cm" fo:padding-top="0cm" fo:padding-bottom="0cm" fo:padding-left="0cm" fo:padding-right="0cm" draw:shadow="hidden" draw:shadow-offset-x="0.3cm" draw:shadow-offset-y="0.3cm" draw:shadow-color="#808080" style:run-through="foreground"/>
    </style:style>
    <style:style style:name="gr59"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219cm" fo:padding-top="0cm" fo:padding-bottom="0cm" fo:padding-left="0cm" fo:padding-right="0cm" draw:shadow="hidden" draw:shadow-offset-x="0.3cm" draw:shadow-offset-y="0.3cm" draw:shadow-color="#808080" style:run-through="foreground"/>
    </style:style>
    <style:style style:name="gr6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31cm" fo:padding-top="0cm" fo:padding-bottom="0cm" fo:padding-left="0cm" fo:padding-right="0cm" draw:shadow="hidden" draw:shadow-offset-x="0.3cm" draw:shadow-offset-y="0.3cm" draw:shadow-color="#808080" style:run-through="foreground"/>
    </style:style>
    <style:style style:name="gr61" style:family="graphic">
      <style:graphic-properties draw:stroke="solid" svg:stroke-width="0.019cm" svg:stroke-color="#000000" draw:marker-start="" draw:marker-start-width="0.229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13cm" fo:min-width="0.499cm" fo:padding-top="0.125cm" fo:padding-bottom="0.125cm" fo:padding-left="0.25cm" fo:padding-right="0.25cm" draw:shadow="hidden" draw:shadow-offset-x="0.3cm" draw:shadow-offset-y="0.3cm" draw:shadow-color="#808080" style:run-through="foreground"/>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style>
    <style:style style:name="gr6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5" style:family="graphic">
      <style:graphic-properties draw:stroke="solid" draw:stroke-dash="Dashed_20__28_var_29__20_63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3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224cm" draw:shadow="hidden" draw:shadow-offset-x="0.3cm" draw:shadow-offset-y="0.3cm" draw:shadow-color="#808080" style:run-through="foreground"/>
    </style:style>
    <style:style style:name="gr68" style:family="graphic">
      <style:graphic-properties draw:stroke="solid" draw:stroke-dash="Dashed_20__28_var_29__20_63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3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219cm" draw:shadow="hidden" draw:shadow-offset-x="0.3cm" draw:shadow-offset-y="0.3cm" draw:shadow-color="#808080" style:run-through="foreground"/>
    </style:style>
    <style:style style:name="gr71" style:family="graphic">
      <style:graphic-properties draw:stroke="solid" draw:stroke-dash="Dashed_20__28_var_29__20_640"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4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4" style:family="graphic">
      <style:graphic-properties draw:stroke="solid" draw:stroke-dash="Dashed_20__28_var_29__20_64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4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254cm" draw:shadow="hidden" draw:shadow-offset-x="0.3cm" draw:shadow-offset-y="0.3cm" draw:shadow-color="#808080" style:run-through="foreground"/>
    </style:style>
    <style:style style:name="gr77" style:family="graphic">
      <style:graphic-properties draw:stroke="dash" draw:stroke-dash="Dashed_20__28_var_29__20_64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8" style:family="graphic">
      <style:graphic-properties draw:stroke="dash" draw:stroke-dash="Dashed_20__28_var_29__20_64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9" style:family="graphic">
      <style:graphic-properties draw:stroke="dash" draw:stroke-dash="Dashed_20__28_var_29__20_64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0" style:family="graphic">
      <style:graphic-properties draw:stroke="solid" draw:stroke-dash="Dashed_20__28_var_29__20_65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65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65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6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6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66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309cm" draw:shadow="hidden" draw:shadow-offset-x="0.3cm" draw:shadow-offset-y="0.3cm" draw:shadow-color="#808080" style:run-through="foreground"/>
    </style:style>
    <style:style style:name="gr87"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312cm" draw:shadow="hidden" draw:shadow-offset-x="0.3cm" draw:shadow-offset-y="0.3cm" draw:shadow-color="#808080" style:run-through="foreground"/>
    </style:style>
    <style:style style:name="gr88" style:family="graphic">
      <style:graphic-properties draw:stroke="solid" draw:stroke-dash="Dashed_20__28_var_29__20_71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71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71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71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71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71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71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71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dash" draw:stroke-dash="Dashed_20__28_var_29__20_71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7" style:family="graphic">
      <style:graphic-properties draw:stroke="dash" draw:stroke-dash="Dashed_20__28_var_29__20_72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8" style:family="graphic">
      <style:graphic-properties draw:stroke="dash" draw:stroke-dash="Dashed_20__28_var_29__20_72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9" style:family="graphic">
      <style:graphic-properties draw:stroke="solid" draw:stroke-dash="Dashed_20__28_var_29__20_72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72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72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72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72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72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solid" svg:stroke-width="0.019cm" svg:stroke-color="#000000" draw:marker-start-width="0.229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6" style:family="graphic">
      <style:graphic-properties draw:stroke="none" svg:stroke-width="0.019cm" svg:stroke-color="#000000" draw:marker-start-width="0.3cm" draw:marker-start-center="false" draw:marker-end-width="0.3cm" draw:marker-end-center="false" draw:fill="none" draw:fill-color="#ffffff" draw:auto-grow-width="true" fo:min-height="0.425cm" fo:min-width="0.499cm" draw:shadow="hidden" draw:shadow-offset-x="0.3cm" draw:shadow-offset-y="0.3cm" draw:shadow-color="#808080" style:run-through="foreground"/>
    </style:style>
    <style:style style:name="gr107" style:family="graphic">
      <style:graphic-properties draw:stroke="none" svg:stroke-width="0.019cm" svg:stroke-color="#000000" draw:marker-start-width="0.3cm" draw:marker-start-center="false" draw:marker-end-width="0.3cm" draw:marker-end-center="false" draw:fill="none" draw:fill-color="#ffffff" fo:min-height="0.423cm" draw:shadow="hidden" draw:shadow-offset-x="0.3cm" draw:shadow-offset-y="0.3cm" draw:shadow-color="#808080" style:run-through="foreground"/>
    </style:style>
    <style:style style:name="gr108" style:family="graphic">
      <style:graphic-properties draw:stroke="none" svg:stroke-width="0.019cm" svg:stroke-color="#000000" draw:marker-start-width="0.3cm" draw:marker-start-center="false" draw:marker-end-width="0.3cm" draw:marker-end-center="false" draw:fill="none" draw:fill-color="#ffffff" fo:min-height="0.425cm" draw:shadow="hidden" draw:shadow-offset-x="0.3cm" draw:shadow-offset-y="0.3cm" draw:shadow-color="#808080" style:run-through="foreground"/>
    </style:style>
    <style:style style:name="gr109"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0" style:family="graphic">
      <style:graphic-properties draw:stroke="solid" draw:stroke-dash="Dashed_20__28_var_29__20_698"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solid" draw:stroke-dash="Dashed_20__28_var_29__20_700"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309cm" draw:shadow="hidden" draw:shadow-offset-x="0.3cm" draw:shadow-offset-y="0.3cm" draw:shadow-color="#808080" style:run-through="foreground"/>
    </style:style>
    <style:style style:name="gr113"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499cm" draw:shadow="hidden" draw:shadow-offset-x="0.3cm" draw:shadow-offset-y="0.3cm" draw:shadow-color="#808080" style:run-through="foreground"/>
    </style:style>
    <style:style style:name="gr114"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596cm" draw:shadow="hidden" draw:shadow-offset-x="0.3cm" draw:shadow-offset-y="0.3cm" draw:shadow-color="#808080" style:run-through="foreground"/>
    </style:style>
    <style:style style:name="gr115"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6"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7" style:family="graphic">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8" style:family="graphic">
      <style:graphic-properties draw:stroke="solid" draw:stroke-dash="Dashed_20__28_var_29__20_738"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solid" draw:stroke-dash="Dashed_20__28_var_29__20_739"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0"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54cm" draw:shadow="hidden" draw:shadow-offset-x="0.3cm" draw:shadow-offset-y="0.3cm" draw:shadow-color="#808080" style:run-through="foreground"/>
    </style:style>
    <style:style style:name="gr121"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5cm" draw:shadow="hidden" draw:shadow-offset-x="0.3cm" draw:shadow-offset-y="0.3cm" draw:shadow-color="#808080" style:run-through="foreground"/>
    </style:style>
    <style:style style:name="gr122"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42cm" draw:shadow="hidden" draw:shadow-offset-x="0.3cm" draw:shadow-offset-y="0.3cm" draw:shadow-color="#808080" style:run-through="foreground"/>
    </style:style>
    <style:style style:name="gr123"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12cm" draw:shadow="hidden" draw:shadow-offset-x="0.3cm" draw:shadow-offset-y="0.3cm" draw:shadow-color="#808080" style:run-through="foreground"/>
    </style:style>
    <style:style style:name="gr124"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77cm" draw:shadow="hidden" draw:shadow-offset-x="0.3cm" draw:shadow-offset-y="0.3cm" draw:shadow-color="#808080" style:run-through="foreground"/>
    </style:style>
    <style:style style:name="gr125"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305cm" draw:shadow="hidden" draw:shadow-offset-x="0.3cm" draw:shadow-offset-y="0.3cm" draw:shadow-color="#808080" style:run-through="foreground"/>
    </style:style>
    <style:style style:name="gr126"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312cm" draw:shadow="hidden" draw:shadow-offset-x="0.3cm" draw:shadow-offset-y="0.3cm" draw:shadow-color="#808080" style:run-through="foreground"/>
    </style:style>
    <style:style style:name="gr127" style:family="graphic">
      <style:graphic-properties draw:stroke="solid" svg:stroke-width="0.019cm" svg:stroke-color="#000000" draw:marker-start-width="0.231cm" draw:marker-start-center="false" draw:marker-end="Arrow_20_concav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8" style:family="graphic">
      <style:graphic-properties draw:stroke="none" svg:stroke-width="0.019cm" svg:stroke-color="#000000" draw:marker-start-width="0.332cm" draw:marker-start-center="false" draw:marker-end-width="0.332cm" draw:marker-end-center="false" draw:fill="none" draw:fill-color="#ffffff" draw:auto-grow-width="true" fo:min-height="0.332cm" fo:min-width="0.706cm" draw:shadow="hidden" draw:shadow-offset-x="0.3cm" draw:shadow-offset-y="0.3cm" draw:shadow-color="#808080" style:run-through="foreground"/>
    </style:style>
    <style:style style:name="gr12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32cm" fo:min-width="1.803cm" draw:shadow="hidden" draw:shadow-offset-x="0.3cm" draw:shadow-offset-y="0.3cm" draw:shadow-color="#808080" style:run-through="foreground"/>
    </style:style>
    <style:style style:name="gr130" style:family="graphic">
      <style:graphic-properties draw:stroke="solid" draw:stroke-dash="Dashed_20__28_var_29__20_73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solid" draw:stroke-dash="Dashed_20__28_var_29__20_73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54cm" draw:shadow="hidden" draw:shadow-offset-x="0.3cm" draw:shadow-offset-y="0.3cm" draw:shadow-color="#808080" style:run-through="foreground"/>
    </style:style>
    <style:style style:name="gr133"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24cm" draw:shadow="hidden" draw:shadow-offset-x="0.3cm" draw:shadow-offset-y="0.3cm" draw:shadow-color="#808080" style:run-through="foreground"/>
    </style:style>
    <style:style style:name="gr134"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06cm" draw:shadow="hidden" draw:shadow-offset-x="0.3cm" draw:shadow-offset-y="0.3cm" draw:shadow-color="#808080" style:run-through="foreground"/>
    </style:style>
    <style:style style:name="gr135"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198cm" draw:shadow="hidden" draw:shadow-offset-x="0.3cm" draw:shadow-offset-y="0.3cm" draw:shadow-color="#808080" style:run-through="foreground"/>
    </style:style>
    <style:style style:name="gr136"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36cm" draw:shadow="hidden" draw:shadow-offset-x="0.3cm" draw:shadow-offset-y="0.3cm" draw:shadow-color="#808080" style:run-through="foreground"/>
    </style:style>
    <style:style style:name="gr137"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2cm" draw:shadow="hidden" draw:shadow-offset-x="0.3cm" draw:shadow-offset-y="0.3cm" draw:shadow-color="#808080" style:run-through="foreground"/>
    </style:style>
    <style:style style:name="gr138"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5cm" draw:shadow="hidden" draw:shadow-offset-x="0.3cm" draw:shadow-offset-y="0.3cm" draw:shadow-color="#808080" style:run-through="foreground"/>
    </style:style>
    <style:style style:name="gr139"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52cm" draw:shadow="hidden" draw:shadow-offset-x="0.3cm" draw:shadow-offset-y="0.3cm" draw:shadow-color="#808080" style:run-through="foreground"/>
    </style:style>
    <style:style style:name="gr140"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77cm" draw:shadow="hidden" draw:shadow-offset-x="0.3cm" draw:shadow-offset-y="0.3cm" draw:shadow-color="#808080" style:run-through="foreground"/>
    </style:style>
    <style:style style:name="gr141"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65cm" draw:shadow="hidden" draw:shadow-offset-x="0.3cm" draw:shadow-offset-y="0.3cm" draw:shadow-color="#808080" style:run-through="foreground"/>
    </style:style>
    <style:style style:name="gr142"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79cm" draw:shadow="hidden" draw:shadow-offset-x="0.3cm" draw:shadow-offset-y="0.3cm" draw:shadow-color="#808080" style:run-through="foreground"/>
    </style:style>
    <style:style style:name="gr143" style:family="graphic">
      <style:graphic-properties draw:stroke="solid" draw:stroke-dash="Dashed_20__28_var_29__20_73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4" style:family="graphic">
      <style:graphic-properties draw:stroke="solid" draw:stroke-dash="Dashed_20__28_var_29__20_73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5"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74cm" draw:shadow="hidden" draw:shadow-offset-x="0.3cm" draw:shadow-offset-y="0.3cm" draw:shadow-color="#808080" style:run-through="foreground"/>
    </style:style>
    <style:style style:name="gr146"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7" style:family="graphic">
      <style:graphic-properties style:run-through="foreground" style:wrap="dynamic" style:number-wrapped-paragraphs="no-limit" style:wrap-contour="true" style:wrap-contour-mode="full" style:vertical-pos="from-top" style:vertical-rel="paragraph" style:horizontal-pos="center" style:horizontal-rel="paragraph" draw:wrap-influence-on-position="once-concurrent" style:flow-with-text="false"/>
    </style:style>
    <style:style style:name="gr148" style:family="graphic">
      <style:graphic-properties draw:stroke="solid" svg:stroke-width="0.019cm" svg:stroke-color="#000000" draw:marker-start-width="0.231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9"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82cm" draw:shadow="hidden" draw:shadow-offset-x="0.3cm" draw:shadow-offset-y="0.3cm" draw:shadow-color="#808080" style:run-through="foreground"/>
    </style:style>
    <style:style style:name="gr150" style:family="graphic">
      <style:graphic-properties draw:stroke="solid" draw:stroke-dash="Dashed_20__28_var_29__20_4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1" style:family="graphic">
      <style:graphic-properties draw:stroke="solid" draw:stroke-dash="Dashed_20__28_var_29__20_4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2"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45cm" draw:shadow="hidden" draw:shadow-offset-x="0.3cm" draw:shadow-offset-y="0.3cm" draw:shadow-color="#808080" style:run-through="foreground"/>
    </style:style>
    <style:style style:name="gr153"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5cm" draw:shadow="hidden" draw:shadow-offset-x="0.3cm" draw:shadow-offset-y="0.3cm" draw:shadow-color="#808080" style:run-through="foreground"/>
    </style:style>
    <style:style style:name="gr154" style:family="graphic">
      <style:graphic-properties draw:stroke="none" svg:stroke-width="0.019cm" svg:stroke-color="#000000" draw:marker-start-width="0.229cm" draw:marker-start-center="false" draw:marker-end-width="0.229cm" draw:marker-end-center="false" draw:fill="none" draw:fill-color="#00b8ff" fo:min-height="0.459cm" draw:shadow="hidden" draw:shadow-offset-x="0.3cm" draw:shadow-offset-y="0.3cm" draw:shadow-color="#808080" style:run-through="foreground"/>
    </style:style>
    <style:style style:name="gr155"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2cm" draw:shadow="hidden" draw:shadow-offset-x="0.3cm" draw:shadow-offset-y="0.3cm" draw:shadow-color="#808080" style:run-through="foreground"/>
    </style:style>
    <style:style style:name="gr156"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6cm" draw:shadow="hidden" draw:shadow-offset-x="0.3cm" draw:shadow-offset-y="0.3cm" draw:shadow-color="#808080" style:run-through="foreground"/>
    </style:style>
    <style:style style:name="gr157"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72cm" draw:shadow="hidden" draw:shadow-offset-x="0.3cm" draw:shadow-offset-y="0.3cm" draw:shadow-color="#808080" style:run-through="foreground"/>
    </style:style>
    <style:style style:name="gr158"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9cm" draw:shadow="hidden" draw:shadow-offset-x="0.3cm" draw:shadow-offset-y="0.3cm" draw:shadow-color="#808080" style:run-through="foreground"/>
    </style:style>
    <style:style style:name="gr159"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584cm" draw:shadow="hidden" draw:shadow-offset-x="0.3cm" draw:shadow-offset-y="0.3cm" draw:shadow-color="#808080" style:run-through="foreground"/>
    </style:style>
    <style:style style:name="gr16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6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6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99722074" text:style-name="Num_5f_Exo">
        <text:list-item>
          <text:h text:style-name="P37" text:outline-level="1"> <text:span text:style-name="T16">Dans chaque cas, on a tracé des figures symétriques par rapport à O puis on a codé ou placé des informations. Déduis-en des informations sur la figure symétrique par rapport à O, puis indique le numéro des phrases qui permettent de justifier tes réponses.</text:span></text:h>
        </text:list-item>
      </text:list>
      <text:p text:style-name="_5f_Paragraphe_20_livret_20_"><text:span text:style-name="corps"><text:s text:c="3"/></text:span><text:span text:style-name="corps"><draw:frame draw:style-name="fr3" draw:name="Cadre7" text:anchor-type="as-char" svg:width="9.149cm" draw:z-index="22"><draw:text-box fo:min-height="0.88cm"><text:p text:style-name="P29"><text:span text:style-name="corps"><text:span text:style-name="T11">1.</text:span></text:span><text:span text:style-name="corps"><text:span text:style-name="T12"> </text:span></text:span><text:span text:style-name="corps"><text:span text:style-name="T10">La symétrie centrale conserve les longueurs.</text:span></text:span></text:p></draw:text-box></draw:frame></text:span><text:span text:style-name="corps"><draw:frame draw:style-name="fr2" draw:name="Cadre8" text:anchor-type="as-char" svg:width="9.149cm" draw:z-index="15"><draw:text-box fo:min-height="0.99cm"><text:p text:style-name="_5f_Paragraphe_20_livret_20_"><text:span text:style-name="corps"><text:span text:style-name="T11">2.</text:span></text:span><text:span text:style-name="corps"><text:span text:style-name="T12"> </text:span></text:span><text:span text:style-name="corps"><text:span text:style-name="T10">Si deux cercles sont symétriques par rapport à un point alors ils ont le même rayon.</text:span></text:span></text:p></draw:text-box></draw:frame></text:span></text:p>
      <text:list xml:id="list95749260533842" text:continue-numbering="true" text:style-name="Num_5f_Exo">
        <text:list-header>
          <text:h text:style-name="P38" text:outline-level="1"><draw:frame draw:style-name="fr2" draw:name="Cadre9" text:anchor-type="as-char" svg:width="9.149cm" draw:z-index="18"><draw:text-box fo:min-height="0.99cm"><text:p text:style-name="P30"><text:span text:style-name="corps"><text:span text:style-name="T11">3.</text:span></text:span><text:span text:style-name="corps"><text:span text:style-name="T12"> </text:span></text:span><text:span text:style-name="corps"><text:span text:style-name="T10">La symétrie centrale transforme une droite en une droite parallèle.</text:span></text:span></text:p></draw:text-box></draw:frame></text:h>
        </text:list-header>
      </text:list>
      <text:p text:style-name="P34"><draw:frame draw:style-name="fr1" draw:name="Cadre10" text:anchor-type="paragraph" svg:x="0cm" svg:y="0.199cm" svg:width="9.149cm" draw:z-index="28"><draw:text-box fo:min-height="0.99cm"><text:p text:style-name="P30"><text:span text:style-name="corps"><text:span text:style-name="T11">4.</text:span></text:span><text:span text:style-name="corps"><text:span text:style-name="T12"> </text:span></text:span><text:span text:style-name="corps"><text:span text:style-name="T10">La symétrie centrale conserve les mesures des angles.</text:span></text:span></text:p></draw:text-box></draw:frame></text:p>
      <text:list xml:id="list3795665846" text:style-name="liste_5f_abc">
        <text:list-item>
          <text:p text:style-name="P43"><draw:frame draw:style-name="fr1" draw:name="Cadre5" text:anchor-type="paragraph" svg:x="0cm" svg:y="1.048cm" svg:width="9.149cm" draw:z-index="6"><draw:text-box fo:min-height="1.401cm"><text:p text:style-name="P30"><text:span text:style-name="corps"><text:span text:style-name="T11">5</text:span></text:span><text:span text:style-name="corps"><text:span text:style-name="T19">.</text:span></text:span><text:span text:style-name="corps"><text:span text:style-name="T12"> </text:span></text:span><text:span text:style-name="corps"><text:span text:style-name="T10">Si deux figures sont symétriques par rapport à un point alors elles ont la même aire et le même périmètre.</text:span></text:span></text:p></draw:text-box></draw:frame><text:s/></text:p>
        </text:list-item>
      </text:list>
      <text:list xml:id="list95750113342734" text:continue-list="list95749260533842" text:style-name="Num_5f_Exo">
        <text:list-header>
          <text:p text:style-name="P56"><draw:g text:anchor-type="paragraph" draw:z-index="7" draw:name="Forme6_0" draw:style-name="gr147"><draw:line draw:style-name="gr148" draw:text-style-name="P78" svg:x1="2.49cm" svg:y1="0.079cm" svg:x2="1.753cm" svg:y2="1.58cm"><text:p/></draw:line><draw:line draw:style-name="gr148" draw:text-style-name="P78" svg:x1="1.753cm" svg:y1="1.584cm" svg:x2="3.961cm" svg:y2="2.085cm"><text:p/></draw:line><draw:line draw:style-name="gr148" draw:text-style-name="P78" svg:x1="2.489cm" svg:y1="0.079cm" svg:x2="3.957cm" svg:y2="0.83cm"><text:p/></draw:line><draw:line draw:style-name="gr148" draw:text-style-name="P78" svg:x1="3.962cm" svg:y1="0.834cm" svg:x2="3.962cm" svg:y2="2.085cm"><text:p/></draw:line><draw:line draw:style-name="gr148" draw:text-style-name="P78" svg:x1="5.066cm" svg:y1="0.834cm" svg:x2="5.066cm" svg:y2="2.085cm"><text:p/></draw:line><draw:line draw:style-name="gr148" draw:text-style-name="P78" svg:x1="5.066cm" svg:y1="2.085cm" svg:x2="6.534cm" svg:y2="2.838cm"><text:p/></draw:line><draw:line draw:style-name="gr148" draw:text-style-name="P78" svg:x1="6.533cm" svg:y1="2.837cm" svg:x2="7.272cm" svg:y2="1.332cm"><text:p/></draw:line><draw:line draw:style-name="gr105" draw:text-style-name="P78" svg:x1="5.066cm" svg:y1="0.834cm" svg:x2="7.273cm" svg:y2="1.333cm"><text:p/></draw:line><draw:frame draw:style-name="gr149" draw:text-style-name="P79" svg:width="0.283cm" svg:height="0.414cm" svg:x="4.36cm" svg:y="0.938cm"><draw:text-box><text:p text:style-name="P76"><text:span text:style-name="T26">O</text:span></text:p></draw:text-box></draw:frame><draw:g draw:style-name="gr2"><draw:line draw:style-name="gr150" draw:text-style-name="P82" svg:x1="4.374cm" svg:y1="1.316cm" svg:x2="4.649cm" svg:y2="1.591cm"><text:p/></draw:line><draw:line draw:style-name="gr151" draw:text-style-name="P82" svg:x1="4.374cm" svg:y1="1.591cm" svg:x2="4.649cm" svg:y2="1.316cm"><text:p/></draw:line></draw:g><draw:frame draw:style-name="gr152" draw:text-style-name="P79" svg:width="0.246cm" svg:height="0.414cm" svg:x="1.478cm" svg:y="1.49cm"><draw:text-box><text:p text:style-name="P76"><text:span text:style-name="T26">A</text:span></text:p></draw:text-box></draw:frame><draw:frame draw:style-name="gr152" draw:text-style-name="P79" svg:width="0.246cm" svg:height="0.414cm" svg:x="2.256cm" svg:y="-0.3cm"><draw:text-box><text:p text:style-name="P76"><text:span text:style-name="T26">B</text:span></text:p></draw:text-box></draw:frame><draw:frame draw:style-name="gr153" draw:text-style-name="P79" svg:width="0.251cm" svg:height="0.414cm" svg:x="3.962cm" svg:y="2.085cm"><draw:text-box><text:p text:style-name="P76"><text:span text:style-name="T26">C</text:span></text:p></draw:text-box></draw:frame><draw:frame draw:style-name="gr154" draw:text-style-name="P88" svg:width="0.311cm" svg:height="0.459cm" svg:x="4.053cm" svg:y="0.481cm"><draw:text-box><text:p text:style-name="P76"><text:span text:style-name="T30">D</text:span></text:p></draw:text-box></draw:frame><draw:frame draw:style-name="gr155" draw:text-style-name="P79" svg:width="0.343cm" svg:height="0.414cm" svg:x="7.329cm" svg:y="1.09cm"><draw:text-box><text:p text:style-name="P76"><text:span text:style-name="T26">F</text:span></text:p></draw:text-box></draw:frame><draw:frame draw:style-name="gr155" draw:text-style-name="P79" svg:width="0.343cm" svg:height="0.414cm" svg:x="6.405cm" svg:y="2.857cm"><draw:text-box><text:p text:style-name="P76"><text:span text:style-name="T26">G</text:span></text:p></draw:text-box></draw:frame><draw:frame draw:style-name="gr156" draw:text-style-name="P79" svg:width="0.346cm" svg:height="0.414cm" svg:x="4.87cm" svg:y="0.432cm"><draw:text-box><text:p text:style-name="P76"><text:span text:style-name="T26">E</text:span></text:p></draw:text-box></draw:frame><draw:frame draw:style-name="gr157" draw:text-style-name="P79" svg:width="0.373cm" svg:height="0.414cm" svg:x="4.746cm" svg:y="2.085cm"><draw:text-box><text:p text:style-name="P76"><text:span text:style-name="T26">H</text:span></text:p></draw:text-box></draw:frame><draw:frame draw:style-name="gr158" draw:text-style-name="P83" svg:width="0.791cm" svg:height="0.375cm" draw:transform="rotate (-0.185353966561798) translate (2.333625cm 1.73919444444444cm)"><draw:text-box><text:p text:style-name="P76"><text:span text:style-name="T27">6 cm</text:span></text:p></draw:text-box></draw:frame><draw:ellipse draw:style-name="gr73" draw:text-style-name="P78" svg:width="1.168cm" svg:height="1.17cm" svg:x="1.796cm" svg:y="-0.593cm" draw:kind="arc" draw:start-angle="259.72" draw:end-angle="328.31"><text:p/></draw:ellipse><draw:frame draw:style-name="gr159" draw:text-style-name="P83" svg:width="0.585cm" svg:height="0.375cm" draw:transform="rotate (0.0211184839491314) translate (2.52236111111111cm 0.573263888888889cm)"><draw:text-box><text:p text:style-name="P76"><text:span text:style-name="T27">87°</text:span></text:p></draw:text-box></draw:frame></draw:g>D’après la propriété n°<text:span text:style-name="T13">....</text:span>, on en déduit que <text:span text:style-name="T13"><text:tab/></text:span></text:p>
          <text:p text:style-name="P62"><text:tab/></text:p>
          <text:p text:style-name="P50">D’après la propriété n°<text:span text:style-name="T13">....</text:span>, on en déduit que <text:span text:style-name="T13"><text:tab/></text:span></text:p>
          <text:p text:style-name="P63"><text:tab/></text:p>
        </text:list-header>
      </text:list>
      <text:list xml:id="list95750078278962" text:continue-list="list3795665846" text:style-name="liste_5f_abc">
        <text:list-item>
          <text:p text:style-name="P51"><text:s/></text:p>
        </text:list-item>
      </text:list>
      <text:p text:style-name="P20"><draw:g text:anchor-type="paragraph" draw:z-index="8" draw:name="Forme7_0" draw:style-name="gr115"><draw:g draw:style-name="gr2"><draw:line draw:style-name="gr130" draw:text-style-name="P82" svg:x1="4.482cm" svg:y1="1.924cm" svg:x2="4.639cm" svg:y2="2.076cm"><text:p/></draw:line><draw:line draw:style-name="gr131" draw:text-style-name="P82" svg:x1="4.482cm" svg:y1="2.076cm" svg:x2="4.639cm" svg:y2="1.924cm"><text:p/></draw:line></draw:g><draw:frame draw:style-name="gr132" draw:text-style-name="P83" svg:width="0.255cm" svg:height="0.375cm" svg:x="4.404cm" svg:y="1.605cm"><draw:text-box><text:p text:style-name="P76"><text:span text:style-name="T27">O</text:span></text:p></draw:text-box></draw:frame><draw:frame draw:style-name="gr133" draw:text-style-name="P83" svg:width="0.225cm" svg:height="0.375cm" svg:x="2.157cm" svg:y="3.683cm"><draw:text-box><text:p text:style-name="P76"><text:span text:style-name="T27">R</text:span></text:p></draw:text-box></draw:frame><draw:frame draw:style-name="gr134" draw:text-style-name="P83" svg:width="0.207cm" svg:height="0.375cm" svg:x="5.494cm" svg:y="2.653cm"><draw:text-box><text:p text:style-name="P76"><text:span text:style-name="T27">S</text:span></text:p></draw:text-box></draw:frame><draw:frame draw:style-name="gr135" draw:text-style-name="P83" svg:width="0.198cm" svg:height="0.375cm" svg:x="2.168cm" svg:y="1.353cm"><draw:text-box><text:p text:style-name="P76"><text:span text:style-name="T27">T</text:span></text:p></draw:text-box></draw:frame><draw:frame draw:style-name="gr136" draw:text-style-name="P83" svg:width="0.237cm" svg:height="0.375cm" svg:x="2.771cm" svg:y="0.609cm"><draw:text-box><text:p text:style-name="P76"><text:span text:style-name="T27">U</text:span></text:p></draw:text-box></draw:frame><draw:frame draw:style-name="gr137" draw:text-style-name="P83" svg:width="0.221cm" svg:height="0.375cm" svg:x="6.092cm" svg:y="1.057cm"><draw:text-box><text:p text:style-name="P76"><text:span text:style-name="T27">V</text:span></text:p></draw:text-box></draw:frame><draw:frame draw:style-name="gr138" draw:text-style-name="P83" svg:width="0.251cm" svg:height="0.375cm" svg:x="3.298cm" svg:y="0.956cm"><draw:text-box><text:p text:style-name="P76"><text:span text:style-name="T27">G</text:span></text:p></draw:text-box></draw:frame><draw:frame draw:style-name="gr139" draw:text-style-name="P83" svg:width="0.253cm" svg:height="0.375cm" svg:x="2.714cm" svg:y="2.621cm"><draw:text-box><text:p text:style-name="P76"><text:span text:style-name="T27">B</text:span></text:p></draw:text-box></draw:frame><draw:frame draw:style-name="gr140" draw:text-style-name="P83" svg:width="0.278cm" svg:height="0.375cm" svg:x="6.715cm" svg:y="0cm"><draw:text-box><text:p text:style-name="P76"><text:span text:style-name="T27">H</text:span></text:p></draw:text-box></draw:frame><draw:frame draw:style-name="gr141" draw:text-style-name="P83" svg:width="0.265cm" svg:height="0.375cm" svg:x="6.717cm" svg:y="2.3cm"><draw:text-box><text:p text:style-name="P76"><text:span text:style-name="T27">L</text:span></text:p></draw:text-box></draw:frame><draw:frame draw:style-name="gr142" draw:text-style-name="P83" svg:width="0.279cm" svg:height="0.375cm" svg:x="5.965cm" svg:y="3.087cm"><draw:text-box><text:p text:style-name="P76"><text:span text:style-name="T27">M</text:span></text:p></draw:text-box></draw:frame><draw:g draw:style-name="gr2"><draw:g draw:style-name="gr2"><draw:line draw:style-name="gr143" draw:text-style-name="P82" svg:x1="3.644cm" svg:y1="3.187cm" svg:x2="3.759cm" svg:y2="3.335cm"><text:p/></draw:line><draw:line draw:style-name="gr144" draw:text-style-name="P82" svg:x1="3.727cm" svg:y1="3.207cm" svg:x2="3.84cm" svg:y2="3.352cm"><text:p/></draw:line></draw:g></draw:g><draw:frame draw:style-name="gr145" draw:text-style-name="P83" svg:width="0.775cm" svg:height="0.375cm" draw:transform="rotate (0.720471915223259) translate (3.60538888888889cm 1.71626388888889cm)"><draw:text-box><text:p text:style-name="P76"><text:span text:style-name="T27">120°</text:span></text:p></draw:text-box></draw:frame><draw:polygon draw:style-name="gr146" draw:text-style-name="P86" svg:width="3.684cm" svg:height="2.763cm" svg:x="2.392cm" svg:y="0.912cm" svg:viewBox="0 0 3685 2764" draw:points="614,0 3685,309 3071,1843 0,2764 0,612"><text:p/></draw:polygon><draw:polygon draw:style-name="gr146" draw:text-style-name="P86" svg:width="3.684cm" svg:height="2.759cm" svg:x="3.007cm" svg:y="0.3cm" svg:viewBox="0 0 3685 2760" draw:points="3071,2760 0,2455 614,920 3685,0 3685,2146"><text:p/></draw:polygon><draw:ellipse draw:style-name="gr109" draw:text-style-name="P87" svg:width="1.382cm" svg:height="1.184cm" svg:x="2.671cm" svg:y="0.492cm" draw:kind="arc" draw:start-angle="278.17" draw:end-angle="358.62"><text:p/></draw:ellipse></draw:g></text:p>
      <text:p text:style-name="P20"/>
      <text:p text:style-name="P20"/>
      <text:p text:style-name="P20"/>
      <text:p text:style-name="P20"/>
      <text:p text:style-name="P20"/>
      <text:p text:style-name="P20"/>
      <text:p text:style-name="P20"/>
      <text:p text:style-name="P20"/>
      <text:p text:style-name="P20"/>
      <text:list xml:id="list95749570237331" text:continue-list="list95750113342734" text:style-name="Num_5f_Exo">
        <text:list-header>
          <text:p text:style-name="P56">D’après la propriété n°<text:span text:style-name="T13">....</text:span>, on en déduit que <text:span text:style-name="T13"><text:tab/></text:span></text:p>
          <text:p text:style-name="P58"><text:tab/></text:p>
          <text:p text:style-name="P56">D’après la propriété n°<text:span text:style-name="T13">....</text:span>, on en déduit que <text:span text:style-name="T13"><text:tab/></text:span></text:p>
          <text:p text:style-name="P58"><text:tab/></text:p>
        </text:list-header>
      </text:list>
      <text:p text:style-name="P33"><draw:g text:anchor-type="paragraph" draw:z-index="9" draw:name="Forme8_0" draw:style-name="gr115"><draw:polygon draw:style-name="gr116" draw:text-style-name="P80" svg:width="1.354cm" svg:height="2.345cm" svg:x="5.491cm" svg:y="0.801cm" svg:viewBox="0 0 1355 2346" draw:points="6,2346 0,785 1355,0"><text:p/></draw:polygon><draw:polygon draw:style-name="gr116" draw:text-style-name="P80" svg:width="1.354cm" svg:height="2.343cm" svg:x="2.166cm" svg:y="0.601cm" svg:viewBox="0 0 1355 2344" draw:points="1348,0 1355,1561 0,2344"><text:p/></draw:polygon><draw:ellipse draw:style-name="gr117" draw:text-style-name="P81" svg:width="3.148cm" svg:height="3.156cm" svg:x="3.915cm" svg:y="0cm"><text:p/></draw:ellipse><draw:g draw:style-name="gr2"><draw:line draw:style-name="gr118" draw:text-style-name="P82" svg:x1="4.394cm" svg:y1="1.769cm" svg:x2="4.611cm" svg:y2="1.986cm"><text:p/></draw:line><draw:line draw:style-name="gr119" draw:text-style-name="P82" svg:x1="4.394cm" svg:y1="1.986cm" svg:x2="4.611cm" svg:y2="1.769cm"><text:p/></draw:line></draw:g><draw:ellipse draw:style-name="gr117" draw:text-style-name="P81" svg:width="3.149cm" svg:height="3.156cm" draw:transform="rotate (-3.14159265358979) translate (5.09058333333333cm 3.7465cm)"><text:p/></draw:ellipse><draw:frame draw:style-name="gr120" draw:text-style-name="P83" svg:width="0.255cm" svg:height="0.375cm" svg:x="4.378cm" svg:y="1.445cm"><draw:text-box><text:p text:style-name="P76"><text:span text:style-name="T27">O</text:span></text:p></draw:text-box></draw:frame><draw:frame draw:style-name="gr121" draw:text-style-name="P83" svg:width="0.251cm" svg:height="0.375cm" svg:x="3.397cm" svg:y="0.22cm"><draw:text-box><text:p text:style-name="P76"><text:span text:style-name="T27">G</text:span></text:p></draw:text-box></draw:frame><draw:frame draw:style-name="gr122" draw:text-style-name="P83" svg:width="0.242cm" svg:height="0.375cm" svg:x="1.917cm" svg:y="2.956cm"><draw:text-box><text:p text:style-name="P76"><text:span text:style-name="T27">H</text:span></text:p></draw:text-box></draw:frame><draw:frame draw:style-name="gr123" draw:text-style-name="P83" svg:width="0.212cm" svg:height="0.375cm" svg:x="3.561cm" svg:y="2.053cm"><draw:text-box><text:p text:style-name="P76"><text:span text:style-name="T27">K</text:span></text:p></draw:text-box></draw:frame><draw:frame draw:style-name="gr124" draw:text-style-name="P83" svg:width="0.278cm" svg:height="0.375cm" svg:x="5.193cm" svg:y="1.365cm"><draw:text-box><text:p text:style-name="P76"><text:span text:style-name="T27">Y</text:span></text:p></draw:text-box></draw:frame><draw:frame draw:style-name="gr125" draw:text-style-name="P83" svg:width="0.306cm" svg:height="0.375cm" svg:x="6.928cm" svg:y="0.524cm"><draw:text-box><text:p text:style-name="P76"><text:span text:style-name="T27">S</text:span></text:p></draw:text-box></draw:frame><draw:frame draw:style-name="gr126" draw:text-style-name="P83" svg:width="0.313cm" svg:height="0.375cm" svg:x="5.32cm" svg:y="3.21cm"><draw:text-box><text:p text:style-name="P76"><text:span text:style-name="T27">A</text:span></text:p></draw:text-box></draw:frame><draw:line draw:style-name="gr127" draw:text-style-name="P78" svg:x1="5.484cm" svg:y1="1.575cm" svg:x2="6.272cm" svg:y2="0.21cm"><text:p/></draw:line><draw:line draw:style-name="gr127" draw:text-style-name="P78" svg:x1="3.521cm" svg:y1="2.185cm" svg:x2="2.734cm" svg:y2="3.552cm"><text:p/></draw:line><draw:frame draw:style-name="gr128" draw:text-style-name="P84" svg:width="0.706cm" svg:height="0.332cm" draw:transform="rotate (1.08140600453569) translate (2.98802777777778cm 3.13266666666667cm)"><draw:text-box><text:p text:style-name="P76"><text:span text:style-name="T28">4 cm</text:span></text:p></draw:text-box></draw:frame><draw:frame draw:style-name="gr129" draw:text-style-name="P85" svg:width="1.803cm" svg:height="0.332cm" draw:transform="rotate (1.04405595854301) translate (2.46591666666667cm 2.460625cm)"><draw:text-box><text:p text:style-name="P76"><text:span text:style-name="T29">Aire = 6 cm²</text:span></text:p></draw:text-box></draw:frame></draw:g><text:span text:style-name="Bold_5f_niv1">c.</text:span></text:p>
      <text:p text:style-name="P21"/>
      <text:p text:style-name="P21"/>
      <text:p text:style-name="P35"/>
      <text:p text:style-name="P36"/>
      <text:p text:style-name="P21"/>
      <text:p text:style-name="P21"/>
      <text:list xml:id="list95750062753482" text:continue-list="list95750078278962" text:style-name="liste_5f_abc">
        <text:list-header>
          <text:p text:style-name="P57">D’après la propriété n°<text:span text:style-name="T13">....</text:span>, on en déduit que <text:span text:style-name="T13"><text:tab/></text:span></text:p>
        </text:list-header>
      </text:list>
      <text:p text:style-name="P59"><text:tab/></text:p>
      <text:list xml:id="list95748983079258" text:continue-numbering="true" text:style-name="liste_5f_abc">
        <text:list-header>
          <text:p text:style-name="P61">D’après la propriété n°<text:span text:style-name="T13">....</text:span>, on en déduit que <text:span text:style-name="T13"><text:tab/></text:span></text:p>
          <text:p text:style-name="P60"><text:tab/></text:p>
        </text:list-header>
      </text:list>
      <text:list xml:id="list95749503032513" text:continue-list="list95749570237331" text:style-name="Num_5f_Exo">
        <text:list-item>
          <text:h text:style-name="P39" text:outline-level="1"><draw:g text:anchor-type="paragraph" draw:z-index="20" draw:name="Forme1" draw:style-name="gr1"><draw:line draw:style-name="gr12" draw:text-style-name="P67" svg:x1="6.533cm" svg:y1="8.512cm" svg:x2="7.966cm" svg:y2="6.995cm"><text:p/></draw:line><draw:line draw:style-name="gr12" draw:text-style-name="P67" svg:x1="7.112cm" svg:y1="8.985cm" svg:x2="8.657cm" svg:y2="7.343cm"><text:p/></draw:line><draw:line draw:style-name="gr61" draw:text-style-name="P67" svg:x1="7.386cm" svg:y1="8.031cm" svg:x2="7.451cm" svg:y2="8.214cm"><text:p/></draw:line><draw:line draw:style-name="gr61" draw:text-style-name="P67" svg:x1="7.314cm" svg:y1="8.135cm" svg:x2="7.527cm" svg:y2="8.093cm"><text:p/></draw:line><draw:frame draw:style-name="gr62" draw:text-style-name="P72" svg:width="1.001cm" svg:height="0.664cm" svg:x="6.734cm" svg:y="7.012cm"><draw:text-box><text:p text:style-name="P65"><text:span text:style-name="T24">(d)</text:span></text:p></draw:text-box></draw:frame><draw:frame draw:style-name="gr63" draw:text-style-name="P74" svg:width="1.101cm" svg:height="0.664cm" svg:x="8.232cm" svg:y="7.351cm"><draw:text-box><text:p text:style-name="P73"><text:span text:style-name="T24">(d')</text:span></text:p></draw:text-box></draw:frame><draw:frame draw:style-name="gr63" draw:text-style-name="P72" svg:width="0.308cm" svg:height="0.664cm" svg:x="7.533cm" svg:y="7.65cm"><draw:text-box><text:p text:style-name="P65"><text:span text:style-name="T24">M</text:span></text:p></draw:text-box></draw:frame></draw:g><draw:g text:anchor-type="paragraph" draw:z-index="21" draw:name="Forme2" draw:style-name="gr1"><draw:frame draw:style-name="gr50" draw:text-style-name="P68" svg:width="0.548cm" svg:height="0.447cm" svg:x="6.669cm" svg:y="5.311cm"><draw:text-box><text:p text:style-name="P65"><text:span text:style-name="T21">( <text:s/></text:span><text:span text:style-name="T22"><text:s/></text:span><text:span text:style-name="T21">)</text:span></text:p></draw:text-box></draw:frame><draw:frame draw:style-name="gr51" draw:text-style-name="P69" svg:width="0.664cm" svg:height="0.376cm" svg:x="8.373cm" svg:y="4.641cm"><draw:text-box><text:p text:style-name="P65"><text:span text:style-name="T23">( <text:s text:c="2"/>')</text:span></text:p></draw:text-box></draw:frame><draw:ellipse draw:style-name="gr29" draw:text-style-name="P70" svg:width="0.881cm" svg:height="0.877cm" draw:transform="skewX (-0.00209439510239318) rotate (0.698829832498529) translate (6.24945833333333cm 4.83305555555556cm)"><text:p/></draw:ellipse><draw:ellipse draw:style-name="gr29" draw:text-style-name="P70" svg:width="0.876cm" svg:height="0.877cm" draw:transform="skewX (0.00401425727958707) rotate (0.698306233722931) translate (7.96925cm 4.14866666666667cm)"><text:p/></draw:ellipse><draw:g draw:style-name="gr2"><draw:line draw:style-name="gr52" draw:text-style-name="P71" svg:x1="7.643cm" svg:y1="4.537cm" svg:x2="7.808cm" svg:y2="4.551cm"><text:p/></draw:line><draw:line draw:style-name="gr53" draw:text-style-name="P71" svg:x1="7.732cm" svg:y1="4.462cm" svg:x2="7.718cm" svg:y2="4.626cm"><text:p/></draw:line></draw:g><draw:g draw:style-name="gr2"><draw:line draw:style-name="gr54" draw:text-style-name="P71" svg:x1="8.59cm" svg:y1="4.123cm" svg:x2="8.576cm" svg:y2="4.287cm"><text:p/></draw:line><draw:line draw:style-name="gr55" draw:text-style-name="P71" svg:x1="8.502cm" svg:y1="4.194cm" svg:x2="8.666cm" svg:y2="4.209cm"><text:p/></draw:line></draw:g><draw:g draw:style-name="gr2"><draw:line draw:style-name="gr56" draw:text-style-name="P71" svg:x1="6.872cm" svg:y1="4.8cm" svg:x2="6.858cm" svg:y2="4.964cm"><text:p/></draw:line><draw:line draw:style-name="gr57" draw:text-style-name="P71" svg:x1="6.784cm" svg:y1="4.877cm" svg:x2="6.948cm" svg:y2="4.891cm"><text:p/></draw:line></draw:g><draw:frame draw:style-name="gr58" draw:text-style-name="P68" svg:width="0.219cm" svg:height="0.375cm" svg:x="7.468cm" svg:y="4.193cm"><draw:text-box><text:p text:style-name="P65"><text:span text:style-name="T21">Z</text:span></text:p></draw:text-box></draw:frame><draw:frame draw:style-name="gr59" draw:text-style-name="P68" svg:width="0.219cm" svg:height="0.376cm" svg:x="6.641cm" svg:y="4.893cm"><draw:text-box><text:p text:style-name="P65"><text:span text:style-name="T21">A</text:span></text:p></draw:text-box></draw:frame><draw:frame draw:style-name="gr60" draw:text-style-name="P68" svg:width="0.311cm" svg:height="0.376cm" svg:x="8.666cm" svg:y="4.212cm"><draw:text-box><text:p text:style-name="P65"><text:span text:style-name="T21">A'</text:span></text:p></draw:text-box></draw:frame></draw:g><draw:g text:anchor-type="paragraph" draw:z-index="26" draw:name="Forme4" draw:style-name="gr1"><draw:frame draw:style-name="gr27" draw:text-style-name="P68" svg:width="0.558cm" svg:height="0.447cm" svg:x="4.411cm" svg:y="5.617cm"><draw:text-box><text:p text:style-name="P65"><text:span text:style-name="T21">( <text:s/></text:span><text:span text:style-name="T22"><text:s/></text:span><text:span text:style-name="T21">)</text:span></text:p></draw:text-box></draw:frame><draw:frame draw:style-name="gr28" draw:text-style-name="P69" svg:width="0.664cm" svg:height="0.424cm" svg:x="5.334cm" svg:y="4.601cm"><draw:text-box><text:p text:style-name="P65"><text:span text:style-name="T23">( <text:s text:c="2"/>')</text:span></text:p></draw:text-box></draw:frame><draw:circle draw:style-name="gr29" draw:text-style-name="P70" svg:width="0.641cm" svg:height="0.639cm" draw:transform="rotate (1.22469753612442) translate (3.65125cm 5.93725cm)"><text:p/></draw:circle><draw:ellipse draw:style-name="gr29" draw:text-style-name="P70" svg:width="0.997cm" svg:height="1.001cm" draw:transform="skewX (-0.00349065850398871) rotate (1.22050874591963) translate (4.72193055555556cm 4.39913888888889cm)"><text:p/></draw:ellipse><draw:g draw:style-name="gr2"><draw:line draw:style-name="gr30" draw:text-style-name="P71" svg:x1="4.625cm" svg:y1="4.963cm" svg:x2="4.796cm" svg:y2="4.884cm"><text:p/></draw:line><draw:line draw:style-name="gr31" draw:text-style-name="P71" svg:x1="4.671cm" svg:y1="4.84cm" svg:x2="4.75cm" svg:y2="5.011cm"><text:p/></draw:line></draw:g><draw:g draw:style-name="gr2"><draw:line draw:style-name="gr32" draw:text-style-name="P71" svg:x1="5.323cm" svg:y1="4.018cm" svg:x2="5.402cm" svg:y2="4.187cm"><text:p/></draw:line><draw:line draw:style-name="gr33" draw:text-style-name="P71" svg:x1="5.276cm" svg:y1="4.141cm" svg:x2="5.445cm" svg:y2="4.062cm"><text:p/></draw:line></draw:g><draw:g draw:style-name="gr2"><draw:line draw:style-name="gr34" draw:text-style-name="P71" svg:x1="4.018cm" svg:y1="5.664cm" svg:x2="4.097cm" svg:y2="5.833cm"><text:p/></draw:line><draw:line draw:style-name="gr35" draw:text-style-name="P71" svg:x1="3.974cm" svg:y1="5.786cm" svg:x2="4.143cm" svg:y2="5.707cm"><text:p/></draw:line></draw:g><draw:frame draw:style-name="gr36" draw:text-style-name="P68" svg:width="0.279cm" svg:height="0.376cm" svg:x="4.3cm" svg:y="4.641cm"><draw:text-box><text:p text:style-name="P65"><text:span text:style-name="T21">M</text:span></text:p></draw:text-box></draw:frame><draw:frame draw:style-name="gr37" draw:text-style-name="P68" svg:width="0.214cm" svg:height="0.375cm" svg:x="3.905cm" svg:y="5.756cm"><draw:text-box><text:p text:style-name="P65"><text:span text:style-name="T21">E</text:span></text:p></draw:text-box></draw:frame><draw:frame draw:style-name="gr38" draw:text-style-name="P68" svg:width="0.294cm" svg:height="0.375cm" svg:x="5.51cm" svg:y="3.969cm"><draw:text-box><text:p text:style-name="P65"><text:span text:style-name="T21">E'</text:span></text:p></draw:text-box></draw:frame></draw:g><draw:frame draw:style-name="fr6" draw:name="Image5" text:anchor-type="paragraph" svg:x="5.447cm" svg:y="4.644cm" svg:width="0.3cm" svg:height="0.3cm" draw:z-index="19"><draw:image xlink:href="Pictures/1000000000000062000000622F490803F76FA56D.png" xlink:type="simple" xlink:show="embed" xlink:actuate="onLoad" loext:mime-type="image/png"/></draw:frame><draw:g text:anchor-type="paragraph" draw:z-index="27" draw:name="Forme5" draw:style-name="gr1"><draw:g draw:style-name="gr2"><draw:line draw:style-name="gr3" draw:text-style-name="P64" svg:x1="6.657cm" svg:y1="10.334cm" svg:x2="6.806cm" svg:y2="10.188cm"><text:p/></draw:line><draw:line draw:style-name="gr4" draw:text-style-name="P64" svg:x1="6.809cm" svg:y1="10.336cm" svg:x2="6.662cm" svg:y2="10.189cm"><text:p/></draw:line></draw:g><draw:frame draw:style-name="gr5" draw:text-style-name="P66" svg:width="0.726cm" svg:height="0.625cm" svg:x="6.179cm" svg:y="10.035cm"><draw:text-box><text:p text:style-name="P65"><text:span text:style-name="T20">C</text:span></text:p></draw:text-box></draw:frame><draw:g draw:style-name="gr2"><draw:line draw:style-name="gr6" draw:text-style-name="P64" svg:x1="7.306cm" svg:y1="11.63cm" svg:x2="7.455cm" svg:y2="11.484cm"><text:p/></draw:line><draw:line draw:style-name="gr7" draw:text-style-name="P64" svg:x1="7.458cm" svg:y1="11.635cm" svg:x2="7.309cm" svg:y2="11.489cm"><text:p/></draw:line></draw:g><draw:frame draw:style-name="gr8" draw:text-style-name="P66" svg:width="0.72cm" svg:height="0.625cm" svg:x="6.9cm" svg:y="11.435cm"><draw:text-box><text:p text:style-name="P65"><text:span text:style-name="T20">A</text:span></text:p></draw:text-box></draw:frame><draw:g draw:style-name="gr2"><draw:line draw:style-name="gr9" draw:text-style-name="P64" svg:x1="6.999cm" svg:y1="11.018cm" svg:x2="7.148cm" svg:y2="10.872cm"><text:p/></draw:line><draw:line draw:style-name="gr10" draw:text-style-name="P64" svg:x1="7.149cm" svg:y1="11.021cm" svg:x2="7.002cm" svg:y2="10.874cm"><text:p/></draw:line></draw:g><draw:frame draw:style-name="gr11" draw:text-style-name="P66" svg:width="0.72cm" svg:height="0.625cm" svg:x="6.601cm" svg:y="10.836cm"><draw:text-box><text:p text:style-name="P65"><text:span text:style-name="T20">B</text:span></text:p></draw:text-box></draw:frame><draw:line draw:style-name="gr12" draw:text-style-name="P67" svg:x1="6.528cm" svg:y1="9.857cm" svg:x2="7.467cm" svg:y2="11.733cm"><text:p/></draw:line><draw:g draw:style-name="gr2"><draw:line draw:style-name="gr13" draw:text-style-name="P64" svg:x1="7.581cm" svg:y1="10.867cm" svg:x2="7.73cm" svg:y2="10.721cm"><text:p/></draw:line><draw:line draw:style-name="gr14" draw:text-style-name="P64" svg:x1="7.729cm" svg:y1="10.872cm" svg:x2="7.582cm" svg:y2="10.726cm"><text:p/></draw:line></draw:g><draw:frame draw:style-name="gr15" draw:text-style-name="P66" svg:width="0.756cm" svg:height="0.625cm" svg:x="7.2cm" svg:y="10.234cm"><draw:text-box><text:p text:style-name="P65"><text:span text:style-name="T20">O</text:span></text:p></draw:text-box></draw:frame><draw:line draw:style-name="gr16" draw:text-style-name="P67" svg:x1="7.381cm" svg:y1="11.556cm" svg:x2="8.006cm" svg:y2="9.809cm"><text:p/></draw:line><draw:line draw:style-name="gr17" draw:text-style-name="P67" svg:x1="7.073cm" svg:y1="10.943cm" svg:x2="8.543cm" svg:y2="10.565cm"><text:p/></draw:line><draw:line draw:style-name="gr18" draw:text-style-name="P67" svg:x1="6.729cm" svg:y1="10.26cm" svg:x2="9.047cm" svg:y2="11.604cm"><text:p/></draw:line><draw:g draw:style-name="gr2"><draw:line draw:style-name="gr19" draw:text-style-name="P64" svg:x1="7.855cm" svg:y1="10.097cm" svg:x2="8.004cm" svg:y2="9.951cm"><text:p/></draw:line><draw:line draw:style-name="gr20" draw:text-style-name="P64" svg:x1="8.006cm" svg:y1="10.1cm" svg:x2="7.857cm" svg:y2="9.953cm"><text:p/></draw:line></draw:g><draw:g draw:style-name="gr2"><draw:line draw:style-name="gr21" draw:text-style-name="P64" svg:x1="8.164cm" svg:y1="10.719cm" svg:x2="8.313cm" svg:y2="10.572cm"><text:p/></draw:line><draw:line draw:style-name="gr22" draw:text-style-name="P64" svg:x1="8.315cm" svg:y1="10.722cm" svg:x2="8.166cm" svg:y2="10.576cm"><text:p/></draw:line></draw:g><draw:g draw:style-name="gr2"><draw:line draw:style-name="gr23" draw:text-style-name="P64" svg:x1="8.748cm" svg:y1="11.545cm" svg:x2="8.895cm" svg:y2="11.399cm"><text:p/></draw:line><draw:line draw:style-name="gr24" draw:text-style-name="P64" svg:x1="8.898cm" svg:y1="11.548cm" svg:x2="8.749cm" svg:y2="11.401cm"><text:p/></draw:line></draw:g><draw:frame draw:style-name="gr25" draw:text-style-name="P66" svg:width="0.81cm" svg:height="0.625cm" svg:x="7.795cm" svg:y="9.735cm"><draw:text-box><text:p text:style-name="P65"><text:span text:style-name="T20">A'</text:span></text:p></draw:text-box></draw:frame><draw:frame draw:style-name="gr25" draw:text-style-name="P66" svg:width="0.81cm" svg:height="0.625cm" svg:x="8.001cm" svg:y="10.111cm"><draw:text-box><text:p text:style-name="P65"><text:span text:style-name="T20">B'</text:span></text:p></draw:text-box></draw:frame><draw:frame draw:style-name="gr26" draw:text-style-name="P66" svg:width="0.814cm" svg:height="0.625cm" svg:x="8.5cm" svg:y="10.934cm"><draw:text-box><text:p text:style-name="P65"><text:span text:style-name="T20">C'</text:span></text:p></draw:text-box></draw:frame></draw:g> <text:span text:style-name="T17">T</text:span><text:span text:style-name="T18">om</text:span>, Myriam et Sarah doivent tracer des figures symétriques. Pour chaque cas, l’un d’entre eux s’est trompé. Retrouve qui et explique ton choix.</text:h>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xml:id="list3629333411" text:style-name="_5f_Numérotation_20_des_20_exercices_20_livrets">
                <text:list-header>
                  <text:p text:style-name="P44"><draw:g text:anchor-type="paragraph" draw:z-index="25" draw:name="Forme3" draw:style-name="gr1"><draw:frame draw:style-name="gr39" draw:text-style-name="P68" svg:width="0.551cm" svg:height="0.452cm" svg:x="0.915cm" svg:y="1.935cm"><draw:text-box><text:p text:style-name="P65"><text:span text:style-name="T21">( <text:s/></text:span><text:span text:style-name="T22"><text:s/></text:span><text:span text:style-name="T21">)</text:span></text:p></draw:text-box></draw:frame><draw:frame draw:style-name="gr40" draw:text-style-name="P69" svg:width="0.666cm" svg:height="0.378cm" svg:x="2.656cm" svg:y="2.533cm"><draw:text-box><text:p text:style-name="P65"><text:span text:style-name="T23">( <text:s text:c="2"/>')</text:span></text:p></draw:text-box></draw:frame><draw:ellipse draw:style-name="gr29" draw:text-style-name="P70" svg:width="0.897cm" svg:height="0.892cm" svg:x="0.672cm" svg:y="1.046cm"><text:p/></draw:ellipse><draw:ellipse draw:style-name="gr29" draw:text-style-name="P70" svg:width="0.892cm" svg:height="0.895cm" svg:x="2.455cm" svg:y="1.639cm"><text:p/></draw:ellipse><draw:g draw:style-name="gr2"><draw:line draw:style-name="gr41" draw:text-style-name="P71" svg:x1="1.949cm" svg:y1="1.723cm" svg:x2="2.067cm" svg:y2="1.841cm"><text:p/></draw:line><draw:line draw:style-name="gr42" draw:text-style-name="P71" svg:x1="2.067cm" svg:y1="1.723cm" svg:x2="1.949cm" svg:y2="1.841cm"><text:p/></draw:line></draw:g><draw:g draw:style-name="gr2"><draw:line draw:style-name="gr43" draw:text-style-name="P71" svg:x1="2.958cm" svg:y1="2.022cm" svg:x2="2.84cm" svg:y2="2.14cm"><text:p/></draw:line><draw:line draw:style-name="gr44" draw:text-style-name="P71" svg:x1="2.84cm" svg:y1="2.022cm" svg:x2="2.958cm" svg:y2="2.14cm"><text:p/></draw:line></draw:g><draw:g draw:style-name="gr2"><draw:line draw:style-name="gr45" draw:text-style-name="P71" svg:x1="1.176cm" svg:y1="1.432cm" svg:x2="1.058cm" svg:y2="1.55cm"><text:p/></draw:line><draw:line draw:style-name="gr46" draw:text-style-name="P71" svg:x1="1.058cm" svg:y1="1.432cm" svg:x2="1.176cm" svg:y2="1.55cm"><text:p/></draw:line></draw:g><draw:frame draw:style-name="gr47" draw:text-style-name="P68" svg:width="0.198cm" svg:height="0.385cm" svg:x="1.933cm" svg:y="1.369cm"><draw:text-box><text:p text:style-name="P65"><text:span text:style-name="T21">R</text:span></text:p></draw:text-box></draw:frame><draw:frame draw:style-name="gr48" draw:text-style-name="P68" svg:width="0.26cm" svg:height="0.378cm" svg:x="1.058cm" svg:y="1.57cm"><draw:text-box><text:p text:style-name="P65"><text:span text:style-name="T21">O</text:span></text:p></draw:text-box></draw:frame><draw:frame draw:style-name="gr49" draw:text-style-name="P68" svg:width="0.346cm" svg:height="0.376cm" svg:x="2.835cm" svg:y="2.148cm"><draw:text-box><text:p text:style-name="P65"><text:span text:style-name="T21">O'</text:span></text:p></draw:text-box></draw:frame></draw:g></text:p>
                </text:list-header>
              </text:list>
            </table:table-cell>
            <table:table-cell table:style-name="Tableau1.B1" office:value-type="string">
              <text:list xml:id="list95748871441284" text:continue-numbering="true" text:style-name="_5f_Numérotation_20_des_20_exercices_20_livrets">
                <text:list-header>
                  <text:p text:style-name="P45">Tom</text:p>
                </text:list-header>
              </text:list>
            </table:table-cell>
            <table:table-cell table:style-name="Tableau1.B1" office:value-type="string">
              <text:list xml:id="list95750096598987" text:continue-numbering="true" text:style-name="_5f_Numérotation_20_des_20_exercices_20_livrets">
                <text:list-header>
                  <text:p text:style-name="P46">Myriam</text:p>
                </text:list-header>
              </text:list>
            </table:table-cell>
            <table:table-cell table:style-name="Tableau1.D1" office:value-type="string">
              <text:list xml:id="list95750133482221" text:continue-numbering="true" text:style-name="_5f_Numérotation_20_des_20_exercices_20_livrets">
                <text:list-header>
                  <text:p text:style-name="P46">Sarah</text:p>
                </text:list-header>
              </text:list>
            </table:table-cell>
          </table:table-row>
        </table:table-header-rows>
        <table:table-row table:style-name="Tableau1.2">
          <table:table-cell table:style-name="Tableau1.A1" office:value-type="string">
            <text:list xml:id="list95748546380136" text:continue-numbering="true" text:style-name="_5f_Numérotation_20_des_20_exercices_20_livrets">
              <text:list-header>
                <text:p text:style-name="P47"><draw:frame draw:style-name="fr7" draw:name="Image1" text:anchor-type="paragraph" svg:x="8.539cm" svg:y="0.032cm" svg:width="0.3cm" svg:height="0.3cm" draw:z-index="23"><draw:image xlink:href="Pictures/1000000000000062000000622F490803F76FA56D.png" xlink:type="simple" xlink:show="embed" xlink:actuate="onLoad" loext:mime-type="image/png"/></draw:frame><draw:frame draw:style-name="fr7" draw:name="Image6" text:anchor-type="paragraph" svg:x="6.809cm" svg:y="0.669cm" svg:width="0.3cm" svg:height="0.3cm" draw:z-index="24"><draw:image xlink:href="Pictures/1000000000000062000000622F490803F76FA56D.png" xlink:type="simple" xlink:show="embed" xlink:actuate="onLoad" loext:mime-type="image/png"/></draw:frame><draw:frame draw:style-name="fr6" draw:name="Image3" text:anchor-type="paragraph" svg:x="2.773cm" svg:y="0.737cm" svg:width="0.3cm" svg:height="0.3cm" draw:z-index="17"><draw:image xlink:href="Pictures/1000000000000062000000622F490803F76FA56D.png" xlink:type="simple" xlink:show="embed" xlink:actuate="onLoad" loext:mime-type="image/png"/></draw:frame><draw:frame draw:style-name="fr6" draw:name="Image4" text:anchor-type="paragraph" svg:x="4.551cm" svg:y="0.96cm" svg:width="0.3cm" svg:height="0.3cm" draw:z-index="16"><draw:image xlink:href="Pictures/1000000000000062000000622F490803F76FA56D.png" xlink:type="simple" xlink:show="embed" xlink:actuate="onLoad" loext:mime-type="image/png"/></draw:frame>a.</text:p>
              </text:list-header>
            </text:list>
          </table:table-cell>
          <table:table-cell table:style-name="Tableau1.B4" office:value-type="string">
            <text:list xml:id="list95748654472638" text:continue-numbering="true" text:style-name="_5f_Numérotation_20_des_20_exercices_20_livrets">
              <text:list-header>
                <text:p text:style-name="P42"><draw:frame draw:style-name="fr6" draw:name="Image2" text:anchor-type="paragraph" svg:x="0.318cm" svg:y="0.134cm" svg:width="0.3cm" svg:height="0.3cm" draw:z-index="14"><draw:image xlink:href="Pictures/1000000000000062000000622F490803F76FA56D.png" xlink:type="simple" xlink:show="embed" xlink:actuate="onLoad" loext:mime-type="image/png"/></draw:frame></text:p>
              </text:list-header>
            </text:list>
          </table:table-cell>
          <table:table-cell table:style-name="Tableau1.C2" office:value-type="string">
            <text:list xml:id="list95749443584121" text:continue-numbering="true" text:style-name="_5f_Numérotation_20_des_20_exercices_20_livrets">
              <text:list-header>
                <text:p text:style-name="P48"/>
              </text:list-header>
            </text:list>
          </table:table-cell>
          <table:table-cell table:style-name="Tableau1.D2" office:value-type="string">
            <text:list xml:id="list95750242895627" text:continue-numbering="true" text:style-name="_5f_Numérotation_20_des_20_exercices_20_livrets">
              <text:list-header>
                <text:p text:style-name="P42"/>
              </text:list-header>
            </text:list>
          </table:table-cell>
        </table:table-row>
        <table:table-row table:style-name="Tableau1.2">
          <table:table-cell table:style-name="Tableau1.A1" office:value-type="string">
            <text:list xml:id="list95749831589783" text:continue-numbering="true" text:style-name="_5f_Numérotation_20_des_20_exercices_20_livrets">
              <text:list-header>
                <text:p text:style-name="P47">b.</text:p>
              </text:list-header>
            </text:list>
          </table:table-cell>
          <table:table-cell table:style-name="Tableau1.B3" office:value-type="string">
            <text:list xml:id="list95748790585170" text:continue-numbering="true" text:style-name="_5f_Numérotation_20_des_20_exercices_20_livrets">
              <text:list-header>
                <text:p text:style-name="P48"><draw:g text:anchor-type="as-char" svg:y="0cm" draw:z-index="10" draw:name="Forme12" draw:style-name="gr64"><draw:line draw:style-name="gr109" draw:text-style-name="P78" svg:x1="0.464cm" svg:y1="0cm" svg:x2="0.893cm" svg:y2="1.72cm"><text:p/></draw:line><draw:line draw:style-name="gr109" draw:text-style-name="P78" svg:x1="2.184cm" svg:y1="0cm" svg:x2="1.753cm" svg:y2="1.72cm"><text:p/></draw:line><draw:g draw:style-name="gr2"><draw:line draw:style-name="gr110" draw:text-style-name="P75" svg:x1="1.238cm" svg:y1="0.943cm" svg:x2="1.408cm" svg:y2="0.774cm"><text:p/></draw:line><draw:line draw:style-name="gr111" draw:text-style-name="P75" svg:x1="1.41cm" svg:y1="0.947cm" svg:x2="1.241cm" svg:y2="0.778cm"><text:p/></draw:line></draw:g><draw:frame draw:style-name="gr112" draw:text-style-name="P79" svg:width="0.309cm" svg:height="0.414cm" svg:x="1.164cm" svg:y="0.351cm"><draw:text-box><text:p text:style-name="P76"><text:span text:style-name="T26">M</text:span></text:p></draw:text-box></draw:frame><draw:frame draw:style-name="gr113" draw:text-style-name="P79" svg:width="0.5cm" svg:height="0.414cm" svg:x="0cm" svg:y="0cm"><draw:text-box><text:p text:style-name="P76"><text:span text:style-name="T26">(d)</text:span></text:p></draw:text-box></draw:frame><draw:frame draw:style-name="gr114" draw:text-style-name="P79" svg:width="0.597cm" svg:height="0.414cm" svg:x="2.141cm" svg:y="0cm"><draw:text-box><text:p text:style-name="P76"><text:span text:style-name="T26">(d')</text:span></text:p></draw:text-box></draw:frame></draw:g></text:p>
              </text:list-header>
            </text:list>
          </table:table-cell>
          <table:table-cell table:style-name="Tableau1.C3" office:value-type="string">
            <text:list xml:id="list95750095791207" text:continue-numbering="true" text:style-name="_5f_Numérotation_20_des_20_exercices_20_livrets">
              <text:list-header>
                <text:p text:style-name="P48"><draw:g text:anchor-type="as-char" svg:y="0cm" draw:z-index="11" draw:name="Forme13" draw:style-name="gr64"><draw:line draw:style-name="gr73" draw:text-style-name="P78" svg:x1="0.027cm" svg:y1="0.425cm" svg:x2="2.703cm" svg:y2="0.87cm"><text:p/></draw:line><draw:line draw:style-name="gr73" draw:text-style-name="P78" svg:x1="0.027cm" svg:y1="1.317cm" svg:x2="2.703cm" svg:y2="1.762cm"><text:p/></draw:line><draw:line draw:style-name="gr105" draw:text-style-name="P78" svg:x1="1.234cm" svg:y1="0.972cm" svg:x2="1.067cm" svg:y2="1.15cm"><text:p/></draw:line><draw:line draw:style-name="gr105" draw:text-style-name="P78" svg:x1="1.082cm" svg:y1="0.972cm" svg:x2="1.247cm" svg:y2="1.15cm"><text:p/></draw:line><draw:frame draw:style-name="gr106" draw:text-style-name="P79" svg:width="0.5cm" svg:height="0.426cm" svg:x="0cm" svg:y="0cm"><draw:text-box><text:p text:style-name="P76"><text:span text:style-name="T26">(d)</text:span></text:p></draw:text-box></draw:frame><draw:frame draw:style-name="gr107" draw:text-style-name="P79" svg:width="0.703cm" svg:height="0.424cm" svg:x="0.023cm" svg:y="0.954cm"><draw:text-box><text:p text:style-name="P76"><text:span text:style-name="T26">(d')</text:span></text:p></draw:text-box></draw:frame><draw:frame draw:style-name="gr108" draw:text-style-name="P79" svg:width="0.341cm" svg:height="0.426cm" svg:x="1.249cm" svg:y="0.834cm"><draw:text-box><text:p text:style-name="P76"><text:span text:style-name="T26">M</text:span></text:p></draw:text-box></draw:frame></draw:g></text:p>
              </text:list-header>
            </text:list>
          </table:table-cell>
          <table:table-cell table:style-name="Tableau1.D3" office:value-type="string">
            <text:list xml:id="list95750013338383" text:continue-numbering="true" text:style-name="_5f_Numérotation_20_des_20_exercices_20_livrets">
              <text:list-header>
                <text:p text:style-name="P48"/>
              </text:list-header>
            </text:list>
          </table:table-cell>
        </table:table-row>
        <table:table-row table:style-name="Tableau1.2">
          <table:table-cell table:style-name="Tableau1.A1" office:value-type="string">
            <text:p text:style-name="P31">c.</text:p>
          </table:table-cell>
          <table:table-cell table:style-name="Tableau1.B4" office:value-type="string">
            <text:p text:style-name="P32"><draw:g text:anchor-type="as-char" svg:y="0cm" draw:z-index="12" draw:name="Forme15_0" draw:style-name="gr64"><draw:g draw:style-name="gr2"><draw:line draw:style-name="gr88" draw:text-style-name="P75" svg:x1="0.222cm" svg:y1="0.562cm" svg:x2="0.382cm" svg:y2="0.406cm"><text:p/></draw:line><draw:line draw:style-name="gr89" draw:text-style-name="P75" svg:x1="0.383cm" svg:y1="0.566cm" svg:x2="0.225cm" svg:y2="0.408cm"><text:p/></draw:line></draw:g><draw:frame draw:style-name="gr67" draw:text-style-name="P77" svg:width="0.225cm" svg:height="0.375cm" svg:x="0cm" svg:y="0.339cm"><draw:text-box><text:p text:style-name="P76"><text:span text:style-name="T25">C</text:span></text:p></draw:text-box></draw:frame><draw:g draw:style-name="gr2"><draw:line draw:style-name="gr90" draw:text-style-name="P75" svg:x1="0.918cm" svg:y1="1.955cm" svg:x2="1.078cm" svg:y2="1.799cm"><text:p/></draw:line><draw:line draw:style-name="gr91" draw:text-style-name="P75" svg:x1="1.081cm" svg:y1="1.959cm" svg:x2="0.921cm" svg:y2="1.803cm"><text:p/></draw:line></draw:g><draw:frame draw:style-name="gr70" draw:text-style-name="P77" svg:width="0.219cm" svg:height="0.375cm" svg:x="0.727cm" svg:y="1.803cm"><draw:text-box><text:p text:style-name="P76"><text:span text:style-name="T25">A</text:span></text:p></draw:text-box></draw:frame><draw:g draw:style-name="gr2"><draw:line draw:style-name="gr92" draw:text-style-name="P75" svg:x1="0.589cm" svg:y1="1.297cm" svg:x2="0.749cm" svg:y2="1.141cm"><text:p/></draw:line><draw:line draw:style-name="gr93" draw:text-style-name="P75" svg:x1="0.75cm" svg:y1="1.301cm" svg:x2="0.592cm" svg:y2="1.143cm"><text:p/></draw:line></draw:g><draw:frame draw:style-name="gr70" draw:text-style-name="P77" svg:width="0.219cm" svg:height="0.375cm" svg:x="0.363cm" svg:y="1.085cm"><draw:text-box><text:p text:style-name="P76"><text:span text:style-name="T25">B</text:span></text:p></draw:text-box></draw:frame><draw:line draw:style-name="gr73" draw:text-style-name="P78" svg:x1="0.082cm" svg:y1="0.052cm" svg:x2="1.091cm" svg:y2="2.067cm"><text:p/></draw:line><draw:g draw:style-name="gr2"><draw:line draw:style-name="gr94" draw:text-style-name="P75" svg:x1="1.212cm" svg:y1="1.135cm" svg:x2="1.372cm" svg:y2="0.979cm"><text:p/></draw:line><draw:line draw:style-name="gr95" draw:text-style-name="P75" svg:x1="1.372cm" svg:y1="1.139cm" svg:x2="1.214cm" svg:y2="0.983cm"><text:p/></draw:line></draw:g><draw:frame draw:style-name="gr76" draw:text-style-name="P77" svg:width="0.255cm" svg:height="0.375cm" svg:x="1.168cm" svg:y="0.679cm"><draw:text-box><text:p text:style-name="P76"><text:span text:style-name="T25">O</text:span></text:p></draw:text-box></draw:frame><draw:line draw:style-name="gr96" draw:text-style-name="P78" svg:x1="0.998cm" svg:y1="1.876cm" svg:x2="1.67cm" svg:y2="0cm"><text:p/></draw:line><draw:line draw:style-name="gr97" draw:text-style-name="P78" svg:x1="0.667cm" svg:y1="1.218cm" svg:x2="2.246cm" svg:y2="0.812cm"><text:p/></draw:line><draw:line draw:style-name="gr98" draw:text-style-name="P78" svg:x1="0.297cm" svg:y1="0.485cm" svg:x2="2.561cm" svg:y2="1.797cm"><text:p/></draw:line><draw:g draw:style-name="gr2"><draw:line draw:style-name="gr99" draw:text-style-name="P75" svg:x1="1.508cm" svg:y1="0.308cm" svg:x2="1.668cm" svg:y2="0.152cm"><text:p/></draw:line><draw:line draw:style-name="gr100" draw:text-style-name="P75" svg:x1="1.67cm" svg:y1="0.313cm" svg:x2="1.51cm" svg:y2="0.155cm"><text:p/></draw:line></draw:g><draw:g draw:style-name="gr2"><draw:line draw:style-name="gr101" draw:text-style-name="P75" svg:x1="1.839cm" svg:y1="0.977cm" svg:x2="1.999cm" svg:y2="0.819cm"><text:p/></draw:line><draw:line draw:style-name="gr102" draw:text-style-name="P75" svg:x1="2.001cm" svg:y1="0.979cm" svg:x2="1.841cm" svg:y2="0.823cm"><text:p/></draw:line></draw:g><draw:g draw:style-name="gr2"><draw:line draw:style-name="gr103" draw:text-style-name="P75" svg:x1="2.213cm" svg:y1="1.722cm" svg:x2="2.371cm" svg:y2="1.564cm"><text:p/></draw:line><draw:line draw:style-name="gr104" draw:text-style-name="P75" svg:x1="2.374cm" svg:y1="1.727cm" svg:x2="2.214cm" svg:y2="1.569cm"><text:p/></draw:line></draw:g><draw:frame draw:style-name="gr86" draw:text-style-name="P77" svg:width="0.309cm" svg:height="0.375cm" svg:x="1.7cm" svg:y="0.086cm"><draw:text-box><text:p text:style-name="P76"><text:span text:style-name="T25">A'</text:span></text:p></draw:text-box></draw:frame><draw:frame draw:style-name="gr86" draw:text-style-name="P77" svg:width="0.309cm" svg:height="0.375cm" svg:x="1.923cm" svg:y="0.54cm"><draw:text-box><text:p text:style-name="P76"><text:span text:style-name="T25">B'</text:span></text:p></draw:text-box></draw:frame><draw:frame draw:style-name="gr87" draw:text-style-name="P77" svg:width="0.313cm" svg:height="0.375cm" svg:x="2.411cm" svg:y="1.411cm"><draw:text-box><text:p text:style-name="P76"><text:span text:style-name="T25">C'</text:span></text:p></draw:text-box></draw:frame></draw:g></text:p>
          </table:table-cell>
          <table:table-cell table:style-name="Tableau1.C4" office:value-type="string">
            <text:p text:style-name="P32"><draw:g text:anchor-type="as-char" svg:y="0cm" draw:z-index="13" draw:name="Forme16_0" draw:style-name="gr64"><draw:g draw:style-name="gr2"><draw:line draw:style-name="gr65" draw:text-style-name="P75" svg:x1="0.51cm" svg:y1="1.664cm" svg:x2="0.453cm" svg:y2="1.449cm"><text:p/></draw:line><draw:line draw:style-name="gr66" draw:text-style-name="P75" svg:x1="0.595cm" svg:y1="1.528cm" svg:x2="0.38cm" svg:y2="1.586cm"><text:p/></draw:line></draw:g><draw:frame draw:style-name="gr67" draw:text-style-name="P77" svg:width="0.225cm" svg:height="0.375cm" svg:x="0.316cm" svg:y="1.663cm"><draw:text-box><text:p text:style-name="P76"><text:span text:style-name="T25">C</text:span></text:p></draw:text-box></draw:frame><draw:g draw:style-name="gr2"><draw:line draw:style-name="gr68" draw:text-style-name="P75" svg:x1="2.061cm" svg:y1="1.757cm" svg:x2="2.004cm" svg:y2="1.542cm"><text:p/></draw:line><draw:line draw:style-name="gr69" draw:text-style-name="P75" svg:x1="2.144cm" svg:y1="1.62cm" svg:x2="1.93cm" svg:y2="1.678cm"><text:p/></draw:line></draw:g><draw:frame draw:style-name="gr70" draw:text-style-name="P77" svg:width="0.219cm" svg:height="0.375cm" svg:x="1.931cm" svg:y="1.739cm"><draw:text-box><text:p text:style-name="P76"><text:span text:style-name="T25">A</text:span></text:p></draw:text-box></draw:frame><draw:g draw:style-name="gr2"><draw:line draw:style-name="gr71" draw:text-style-name="P75" svg:x1="1.328cm" svg:y1="1.713cm" svg:x2="1.271cm" svg:y2="1.498cm"><text:p/></draw:line><draw:line draw:style-name="gr72" draw:text-style-name="P75" svg:x1="1.412cm" svg:y1="1.578cm" svg:x2="1.197cm" svg:y2="1.636cm"><text:p/></draw:line></draw:g><draw:frame draw:style-name="gr70" draw:text-style-name="P77" svg:width="0.219cm" svg:height="0.375cm" svg:x="1.196cm" svg:y="1.722cm"><draw:text-box><text:p text:style-name="P76"><text:span text:style-name="T25">B</text:span></text:p></draw:text-box></draw:frame><draw:line draw:style-name="gr73" draw:text-style-name="P78" svg:x1="0cm" svg:y1="1.529cm" svg:x2="2.242cm" svg:y2="1.664cm"><text:p/></draw:line><draw:g draw:style-name="gr2"><draw:line draw:style-name="gr74" draw:text-style-name="P75" svg:x1="1.498cm" svg:y1="1.095cm" svg:x2="1.443cm" svg:y2="0.88cm"><text:p/></draw:line><draw:line draw:style-name="gr75" draw:text-style-name="P75" svg:x1="1.582cm" svg:y1="0.958cm" svg:x2="1.368cm" svg:y2="1.017cm"><text:p/></draw:line></draw:g><draw:frame draw:style-name="gr76" draw:text-style-name="P77" svg:width="0.255cm" svg:height="0.375cm" svg:x="1.632cm" svg:y="0.878cm"><draw:text-box><text:p text:style-name="P76"><text:span text:style-name="T25">O</text:span></text:p></draw:text-box></draw:frame><draw:line draw:style-name="gr77" draw:text-style-name="P78" svg:x1="2.031cm" svg:y1="1.649cm" svg:x2="0.747cm" svg:y2="0.135cm"><text:p/></draw:line><draw:line draw:style-name="gr78" draw:text-style-name="P78" svg:x1="1.299cm" svg:y1="1.608cm" svg:x2="1.735cm" svg:y2="0.043cm"><text:p/></draw:line><draw:line draw:style-name="gr79" draw:text-style-name="P78" svg:x1="0.482cm" svg:y1="1.56cm" svg:x2="2.743cm" svg:y2="0.261cm"><text:p/></draw:line><draw:g draw:style-name="gr2"><draw:line draw:style-name="gr80" draw:text-style-name="P75" svg:x1="0.933cm" svg:y1="0.428cm" svg:x2="0.876cm" svg:y2="0.213cm"><text:p/></draw:line><draw:line draw:style-name="gr81" draw:text-style-name="P75" svg:x1="1.016cm" svg:y1="0.291cm" svg:x2="0.802cm" svg:y2="0.35cm"><text:p/></draw:line></draw:g><draw:g draw:style-name="gr2"><draw:line draw:style-name="gr82" draw:text-style-name="P75" svg:x1="1.675cm" svg:y1="0.475cm" svg:x2="1.618cm" svg:y2="0.26cm"><text:p/></draw:line><draw:line draw:style-name="gr83" draw:text-style-name="P75" svg:x1="1.758cm" svg:y1="0.338cm" svg:x2="1.544cm" svg:y2="0.397cm"><text:p/></draw:line></draw:g><draw:g draw:style-name="gr2"><draw:line draw:style-name="gr84" draw:text-style-name="P75" svg:x1="2.505cm" svg:y1="0.524cm" svg:x2="2.448cm" svg:y2="0.309cm"><text:p/></draw:line><draw:line draw:style-name="gr85" draw:text-style-name="P75" svg:x1="2.588cm" svg:y1="0.387cm" svg:x2="2.373cm" svg:y2="0.446cm"><text:p/></draw:line></draw:g><draw:frame draw:style-name="gr86" draw:text-style-name="P77" svg:width="0.309cm" svg:height="0.375cm" svg:x="0.949cm" svg:y="0.007cm"><draw:text-box><text:p text:style-name="P76"><text:span text:style-name="T25">A'</text:span></text:p></draw:text-box></draw:frame><draw:frame draw:style-name="gr86" draw:text-style-name="P77" svg:width="0.309cm" svg:height="0.375cm" svg:x="1.409cm" svg:y="0cm"><draw:text-box><text:p text:style-name="P76"><text:span text:style-name="T25">B'</text:span></text:p></draw:text-box></draw:frame><draw:frame draw:style-name="gr87" draw:text-style-name="P77" svg:width="0.313cm" svg:height="0.375cm" svg:x="2.448cm" svg:y="0.009cm"><draw:text-box><text:p text:style-name="P76"><text:span text:style-name="T25">C'</text:span></text:p></draw:text-box></draw:frame></draw:g></text:p>
          </table:table-cell>
          <table:table-cell table:style-name="Tableau1.D4" office:value-type="string">
            <text:p text:style-name="P32"/>
          </table:table-cell>
        </table:table-row>
      </table:table>
      <text:list xml:id="list95750207656189" text:continue-list="list95748983079258" text:style-name="liste_5f_abc">
        <text:list-item text:start-value="1">
          <text:p text:style-name="P40"><text:span text:style-name="_5f_pointillés_20_gris"><text:span text:style-name="T14"><text:tab/></text:span></text:span></text:p>
        </text:list-item>
      </text:list>
      <text:list xml:id="list95750000218609" text:continue-list="list95750013338383" text:style-name="_5f_Numérotation_20_des_20_exercices_20_livrets">
        <text:list-header>
          <text:p text:style-name="P41"><text:span text:style-name="_5f_pointillés_20_gris"><text:span text:style-name="T15"><text:tab/></text:span></text:span></text:p>
        </text:list-header>
      </text:list>
      <text:list xml:id="list95748469978659" text:continue-list="list95750207656189" text:style-name="liste_5f_abc">
        <text:list-item>
          <text:p text:style-name="P40"><text:span text:style-name="_5f_pointillés_20_gris"><text:span text:style-name="T14"><text:tab/></text:span></text:span></text:p>
        </text:list-item>
      </text:list>
      <text:list xml:id="list95748434631389" text:continue-list="list95750000218609" text:style-name="_5f_Numérotation_20_des_20_exercices_20_livrets">
        <text:list-header>
          <text:p text:style-name="P41"><text:span text:style-name="_5f_pointillés_20_gris"><text:span text:style-name="T15"><text:tab/></text:span></text:span></text:p>
        </text:list-header>
      </text:list>
      <text:list xml:id="list95749400615934" text:continue-list="list95748469978659" text:style-name="liste_5f_abc">
        <text:list-item>
          <text:p text:style-name="P40"><text:span text:style-name="_5f_pointillés_20_gris"><text:span text:style-name="T14"><text:tab/></text:span></text:span></text:p>
        </text:list-item>
      </text:list>
      <text:p text:style-name="P28"><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Bitstream Vera Sans9" svg:font-family="'Bitstream Vera Sans'"/>
    <style:font-face style:name="Tahoma3" svg:font-family="Tahoma"/>
    <style:font-face style:name="Bitstream Vera Sans10"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8" svg:font-family="'Bitstream Vera Sans'" style:font-family-generic="script"/>
    <style:font-face style:name="Edwardian Script ITC1" svg:font-family="'Edwardian Script ITC'" style:font-family-generic="script"/>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7" svg:font-family="'Bitstream Vera Sans'" style:font-pitch="variable"/>
    <style:font-face style:name="Gothic" svg:font-family="Gothic" style:font-pitch="variable"/>
    <style:font-face style:name="Lucida Sans Unicode" svg:font-family="'Lucida Sans Unicode'" style:font-pitch="variable"/>
    <style:font-face style:name="Mangal" svg:font-family="Mangal" style:font-pitch="variable"/>
    <style:font-face style:name="SimSun" svg:font-family="SimSun" style:font-pitch="variable"/>
    <style:font-face style:name="Tahoma1" svg:font-family="Tahoma" style:font-pitch="variable"/>
    <style:font-face style:name="Tahoma" svg:font-family="Tahoma, Lucidasans, 'Lucida Sans', 'Arial Unicode MS'"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Edwardian Script ITC" svg:font-family="'Edwardian Script ITC'" style:font-family-generic="script"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4" draw:display-name="Dashed (var) 284"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2cm" draw:dots2="1" draw:dots2-length="0.002cm" draw:distance="0.002cm"/>
    <draw:stroke-dash draw:name="Dashed_20__28_var_29__20_5674" draw:display-name="Dashed (var) 5674" draw:style="rect" draw:dots1="1" draw:dots1-length="0.002cm" draw:dots2="1" draw:dots2-length="0.002cm" draw:distance="0.002cm"/>
    <draw:stroke-dash draw:name="Dashed_20__28_var_29__20_5675" draw:display-name="Dashed (var) 5675" draw:style="rect" draw:dots1="1" draw:dots1-length="0.002cm" draw:dots2="1" draw:dots2-length="0.002cm" draw:distance="0.002cm"/>
    <draw:stroke-dash draw:name="Dashed_20__28_var_29__20_5676" draw:display-name="Dashed (var) 5676" draw:style="rect" draw:dots1="1" draw:dots1-length="0.002cm" draw:dots2="1" draw:dots2-length="0.002cm" draw:distance="0.002cm"/>
    <draw:stroke-dash draw:name="Dashed_20__28_var_29__20_5677" draw:display-name="Dashed (var) 5677" draw:style="rect" draw:dots1="1" draw:dots1-length="0.002cm" draw:dots2="1" draw:dots2-length="0.002cm" draw:distance="0.002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2cm" draw:dots2="1" draw:dots2-length="0.002cm" draw:distance="0.002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2cm" draw:dots2="1" draw:dots2-length="0.002cm" draw:distance="0.002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2cm" draw:dots2="1" draw:dots2-length="0.002cm" draw:distance="0.002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2cm" draw:dots2="1" draw:dots2-length="0.002cm" draw:distance="0.002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2cm" draw:dots2="1" draw:dots2-length="0.002cm" draw:distance="0.002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2cm" draw:dots2="1" draw:dots2-length="0.002cm" draw:distance="0.002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3cm" draw:dots2="1" draw:dots2-length="0.003cm" draw:distance="0.003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3cm" draw:dots2="1" draw:dots2-length="0.003cm" draw:distance="0.003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3cm" draw:dots2="1" draw:dots2-length="0.003cm" draw:distance="0.003cm"/>
    <draw:stroke-dash draw:name="Dashed_20__28_var_29__20_597" draw:display-name="Dashed (var) 597" draw:style="rect" draw:dots1="1" draw:dots1-length="0.003cm" draw:dots2="1" draw:dots2-length="0.003cm" draw:distance="0.003cm"/>
    <draw:stroke-dash draw:name="Dashed_20__28_var_29__20_598" draw:display-name="Dashed (var) 598" draw:style="rect" draw:dots1="1" draw:dots1-length="0.003cm" draw:dots2="1" draw:dots2-length="0.003cm" draw:distance="0.003cm"/>
    <draw:stroke-dash draw:name="Dashed_20__28_var_29__20_599" draw:display-name="Dashed (var) 599" draw:style="rect" draw:dots1="1" draw:dots1-length="0.003cm" draw:dots2="1" draw:dots2-length="0.003cm" draw:distance="0.003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06cm" draw:dots2="1" draw:dots2-length="0.006cm" draw:distance="0.006cm"/>
    <draw:stroke-dash draw:name="Dashed_20__28_var_29__20_665" draw:display-name="Dashed (var) 665" draw:style="rect" draw:dots1="1" draw:dots1-length="0.006cm" draw:dots2="1" draw:dots2-length="0.006cm" draw:distance="0.006cm"/>
    <draw:stroke-dash draw:name="Dashed_20__28_var_29__20_667" draw:display-name="Dashed (var) 667" draw:style="rect" draw:dots1="1" draw:dots1-length="0.006cm" draw:dots2="1" draw:dots2-length="0.006cm" draw:distance="0.006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06cm" draw:dots2="1" draw:dots2-length="0.006cm" draw:distance="0.006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06cm" draw:dots2="1" draw:dots2-length="0.006cm" draw:distance="0.006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06cm" draw:dots2="1" draw:dots2-length="0.006cm" draw:distance="0.006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06cm" draw:dots2="1" draw:dots2-length="0.006cm" draw:distance="0.006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06cm" draw:dots2="1" draw:dots2-length="0.006cm" draw:distance="0.006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32cm" draw:dots2="9" draw:dots2-length="0.032cm" draw:distance="0.032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32cm" draw:dots2="9" draw:dots2-length="0.032cm" draw:distance="0.032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32cm" draw:dots2="9" draw:dots2-length="0.032cm" draw:distance="0.03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06cm" draw:dots2="1" draw:dots2-length="0.006cm" draw:distance="0.006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06cm" draw:dots2="1" draw:dots2-length="0.006cm" draw:distance="0.006cm"/>
    <draw:stroke-dash draw:name="Dashed_20__28_var_29__20_686" draw:display-name="Dashed (var) 686" draw:style="rect" draw:dots1="1" draw:dots1-length="0.006cm" draw:dots2="1" draw:dots2-length="0.006cm" draw:distance="0.006cm"/>
    <draw:stroke-dash draw:name="Dashed_20__28_var_29__20_688" draw:display-name="Dashed (var) 688"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06cm" draw:dots2="1" draw:dots2-length="0.006cm" draw:distance="0.006cm"/>
    <draw:stroke-dash draw:name="Dashed_20__28_var_29__20_692" draw:display-name="Dashed (var) 692"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6"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6"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6"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6"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6"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6"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5715b7"/>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1"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1"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style:font-name="Bitstream Vera Sans1" fo:font-size="16pt" fo:letter-spacing="-0.007cm" fo:font-style="normal" fo:text-shadow="none" fo:font-weight="bold" officeooo:rsid="001ee54b"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5a621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0" draw:style-name="Mgr1" draw:text-style-name="MP27" svg:width="4.329cm" svg:height="2.24cm" svg:x="-1.499cm" svg:y="-1cm" svg:viewBox="0 0 4330 2241" svg:d="M0 2241l3984-288c209-15 363-168 345-342l-170-1611h-4159z"><text:p/></draw:path><draw:frame text:anchor-type="paragraph" draw:z-index="1" draw:style-name="Mgr2" draw:text-style-name="MP29" svg:width="2.703cm" svg:height="0.715cm" draw:transform="rotate (0.0872664625997165) translate (-0.172861111111111cm 0.218722222222222cm)"><draw:text-box><text:p text:style-name="MP28"><text:span text:style-name="MT6">Série 3</text:span></text:p></draw:text-box></draw:frame><draw:line text:anchor-type="paragraph" draw:z-index="4" draw:style-name="Mgr3" draw:text-style-name="MP28" svg:x1="6.666cm" svg:y1="0.36cm" svg:x2="20.497cm" svg:y2="0.36cm"><text:p/></draw:line><text:span text:style-name="MT7">P</text:span><text:span text:style-name="MT8">ropriétés</text:span></text:p>
      </style:header>
      <style:footer>
        <text:p text:style-name="MP30"><draw:frame draw:style-name="Mfr1" draw:name="Cadre1" text:anchor-type="paragraph" svg:y="-0.06cm" draw:z-index="2"><draw:text-box fo:min-height="0.499cm" fo:min-width="3cm"><draw:frame draw:style-name="Mfr2" draw:name="Cadre2" text:anchor-type="frame" svg:x="0.45cm" svg:y="0.079cm" svg:width="0.817cm" draw:z-index="3"><draw:text-box fo:min-height="0.355cm"><text:p text:style-name="MP31"><draw:g text:anchor-type="paragraph" draw:z-index="5" draw:style-name="Mgr4"><draw:path draw:style-name="Mgr5" draw:text-style-name="MP32" svg:width="0.855cm" svg:height="1.172cm" svg:x="-0.03cm" svg:y="-0.194cm" svg:viewBox="0 0 856 1173" svg:d="M856 1173h-856v-991c0-100 79-182 175-182h505c97 0 176 82 176 182z"><text:p/></draw:path></draw:g><text:page-number text:select-page="current">105</text:page-number></text:p></draw:text-box></draw:frame><text:p text:style-name="MP33">Transformation<text:span text:style-name="MT9">s</text:span> et parallélogramme<text:span text:style-name="MT10">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09:57:47.674000000</dc:date>
    <meta:printed-by>Katia Hache</meta:printed-by>
    <meta:print-date>2008-12-06T20:07:18</meta:print-date>
    <meta:editing-cycles>118</meta:editing-cycles>
    <meta:editing-duration>P1DT23H16M56S</meta:editing-duration>
    <meta:document-statistic meta:table-count="2" meta:image-count="6" meta:object-count="0" meta:page-count="1" meta:paragraph-count="86" meta:word-count="398" meta:character-count="2495" meta:non-whitespace-character-count="1731"/>
    <meta:user-defined meta:name="Info 1"/>
    <meta:user-defined meta:name="Info 2"/>
    <meta:user-defined meta:name="Info 3"/>
    <meta:user-defined meta:name="Info 4"/>
  </office:meta>
</office:document-meta>
</file>